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ill Sans" svg:font-family="'Gill Sans'"/>
    <style:font-face style:name="OpenSymbol" svg:font-family="OpenSymbol"/>
    <style:font-face style:name="Courier New" svg:font-family="'Courier New'" style:font-family-generic="modern"/>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Courier New1" svg:font-family="'Courier New'" style:font-family-generic="modern" style:font-pitch="variable"/>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automatic-styles>
    <style:style style:name="Table5" style:family="table">
      <style:table-properties style:width="170.34mm" fo:margin-left="-0.34mm" fo:margin-right="0mm" table:align="margins"/>
    </style:style>
    <style:style style:name="Table5.A" style:family="table-column">
      <style:table-column-properties style:column-width="11.15mm" style:rel-column-width="4288*"/>
    </style:style>
    <style:style style:name="Table5.B" style:family="table-column">
      <style:table-column-properties style:column-width="16.95mm" style:rel-column-width="6521*"/>
    </style:style>
    <style:style style:name="Table5.C" style:family="table-column">
      <style:table-column-properties style:column-width="35.95mm" style:rel-column-width="13830*"/>
    </style:style>
    <style:style style:name="Table5.D" style:family="table-column">
      <style:table-column-properties style:column-width="106.29mm" style:rel-column-width="40896*"/>
    </style:style>
    <style:style style:name="Table5.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5.D1" style:family="table-cell">
      <style:table-cell-properties fo:background-color="#579d1c" fo:padding="0.97mm" fo:border="0.02mm solid #000000">
        <style:background-image/>
      </style:table-cell-properties>
    </style:style>
    <style:style style:name="Table5.A2" style:family="table-cell">
      <style:table-cell-properties fo:padding="0.97mm" fo:border-left="0.02mm solid #000000" fo:border-right="none" fo:border-top="none" fo:border-bottom="0.02mm solid #000000"/>
    </style:style>
    <style:style style:name="Table5.D2" style:family="table-cell">
      <style:table-cell-properties fo:padding="0.97mm" fo:border-left="0.02mm solid #000000" fo:border-right="0.02mm solid #000000" fo:border-top="none" fo:border-bottom="0.02mm solid #000000"/>
    </style:style>
    <style:style style:name="Table6" style:family="table">
      <style:table-properties style:width="170.34mm" fo:margin-left="-0.34mm" fo:margin-right="0mm" table:align="margins"/>
    </style:style>
    <style:style style:name="Table6.A" style:family="table-column">
      <style:table-column-properties style:column-width="11.17mm" style:rel-column-width="4295*"/>
    </style:style>
    <style:style style:name="Table6.B" style:family="table-column">
      <style:table-column-properties style:column-width="16.95mm" style:rel-column-width="6521*"/>
    </style:style>
    <style:style style:name="Table6.C" style:family="table-column">
      <style:table-column-properties style:column-width="36.11mm" style:rel-column-width="13891*"/>
    </style:style>
    <style:style style:name="Table6.D" style:family="table-column">
      <style:table-column-properties style:column-width="106.12mm" style:rel-column-width="40828*"/>
    </style:style>
    <style:style style:name="Table6.A1" style:family="table-cell">
      <style:table-cell-properties fo:background-color="#579d1c" fo:padding="0.97mm" fo:border-left="0.02mm solid #000000" fo:border-right="none" fo:border-top="0.02mm solid #000000" fo:border-bottom="0.02mm solid #000000">
        <style:background-image/>
      </style:table-cell-properties>
    </style:style>
    <style:style style:name="Table6.D1" style:family="table-cell">
      <style:table-cell-properties fo:background-color="#579d1c" fo:padding="0.97mm" fo:border="0.02mm solid #000000">
        <style:background-image/>
      </style:table-cell-properties>
    </style:style>
    <style:style style:name="Table6.A2" style:family="table-cell">
      <style:table-cell-properties fo:padding="0.97mm" fo:border-left="0.02mm solid #000000" fo:border-right="none" fo:border-top="none" fo:border-bottom="0.02mm solid #000000"/>
    </style:style>
    <style:style style:name="Table6.D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text-align="center" style:justify-single-word="false"/>
      <style:text-properties fo:color="#666666"/>
    </style:style>
    <style:style style:name="P2" style:family="paragraph" style:parent-style-name="Standard">
      <style:paragraph-properties fo:margin-left="0mm" fo:margin-right="0mm" fo:text-align="end" style:justify-single-word="false" fo:text-indent="0mm" style:auto-text-indent="false"/>
      <style:text-properties fo:font-size="9pt" fo:language="it" fo:country="IT" fo:font-style="italic" style:font-size-asian="9pt" style:font-style-asian="italic" style:font-size-complex="9pt" style:font-style-complex="italic"/>
    </style:style>
    <style:style style:name="P3" style:family="paragraph" style:parent-style-name="Standard">
      <style:paragraph-properties fo:margin-left="0mm" fo:margin-right="0mm" fo:text-align="end" style:justify-single-word="false" fo:text-indent="0mm" style:auto-text-indent="false"/>
    </style:style>
    <style:style style:name="P4" style:family="paragraph" style:parent-style-name="Standard">
      <style:paragraph-properties fo:margin-left="0mm" fo:margin-right="0mm" fo:text-align="end" style:justify-single-word="false" fo:text-indent="0mm" style:auto-text-indent="false"/>
      <style:text-properties fo:font-style="italic" style:font-style-asian="italic" style:font-style-complex="italic"/>
    </style:style>
    <style:style style:name="P5" style:family="paragraph" style:parent-style-name="Table_20_Contents">
      <style:text-properties fo:font-size="9pt" style:font-size-asian="9pt" style:font-size-complex="9pt"/>
    </style:style>
    <style:style style:name="P6" style:family="paragraph" style:parent-style-name="Table_20_Contents">
      <style:paragraph-properties fo:text-align="center" style:justify-single-word="false"/>
      <style:text-properties fo:font-size="9pt" style:font-size-asian="9pt" style:font-size-complex="9pt"/>
    </style:style>
    <style:style style:name="P7" style:family="paragraph" style:parent-style-name="Table_20_Contents">
      <style:paragraph-properties fo:text-align="center" style:justify-single-word="false"/>
      <style:text-properties fo:color="#ffffff"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style>
    <style:style style:name="P9" style:family="paragraph" style:parent-style-name="Subtitle">
      <style:paragraph-properties fo:text-align="start" style:justify-single-word="false"/>
    </style:style>
    <style:style style:name="P10" style:family="paragraph" style:parent-style-name="Standard">
      <style:text-properties fo:color="#111111" fo:font-style="normal" style:font-style-asian="normal" style:font-style-complex="normal"/>
    </style:style>
    <style:style style:name="P11" style:family="paragraph" style:parent-style-name="Standard">
      <style:text-properties style:font-name="Gill Sans2" fo:font-size="11pt" fo:language="it" fo:country="IT" fo:font-style="normal" style:font-size-asian="11pt" style:font-style-asian="normal" style:font-size-complex="11pt" style:font-style-complex="normal"/>
    </style:style>
    <style:style style:name="P12" style:family="paragraph" style:parent-style-name="Standard">
      <style:text-properties style:font-name="Gill Sans2" fo:font-size="11pt" fo:language="en" fo:country="US" fo:font-style="italic" style:font-size-asian="11pt" style:font-style-asian="italic" style:font-size-complex="11pt" style:font-style-complex="italic"/>
    </style:style>
    <style:style style:name="P13" style:family="paragraph" style:parent-style-name="Standard">
      <style:text-properties fo:font-size="9pt" style:font-size-asian="9pt" style:font-size-complex="9pt"/>
    </style:style>
    <style:style style:name="P14" style:family="paragraph" style:parent-style-name="Risposta">
      <style:text-properties fo:color="#111111"/>
    </style:style>
    <style:style style:name="P15" style:family="paragraph" style:parent-style-name="Risposta">
      <style:text-properties style:font-name="Gill Sans1" fo:font-size="11pt" fo:font-style="italic" style:font-style-asian="italic" style:font-style-complex="italic"/>
    </style:style>
    <style:style style:name="P16" style:family="paragraph" style:parent-style-name="Standard" style:master-page-name="Right_20_Page">
      <style:paragraph-properties fo:margin-left="0mm" fo:margin-right="0mm" fo:text-align="end" style:justify-single-word="false" fo:text-indent="0mm" style:auto-text-indent="false" style:page-number="auto"/>
    </style:style>
    <style:style style:name="P17" style:family="paragraph" style:parent-style-name="Standard" style:list-style-name="L3">
      <style:text-properties fo:color="#111111" fo:font-style="normal" style:font-style-asian="normal" style:font-style-complex="normal"/>
    </style:style>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text-properties style:font-name="Gill Sans2" fo:font-size="11pt" fo:language="it" fo:country="IT" fo:font-style="normal" style:font-size-asian="11pt" style:font-style-asian="normal" style:font-size-complex="11pt" style:font-style-complex="normal"/>
    </style:style>
    <style:style style:name="P22" style:family="paragraph" style:parent-style-name="Standard">
      <style:text-properties fo:language="it" fo:country="IT" fo:font-style="normal" style:font-style-asian="normal" style:font-style-complex="normal"/>
    </style:style>
    <style:style style:name="P23" style:family="paragraph" style:parent-style-name="Heading_20_3">
      <style:text-properties fo:font-style="italic" style:font-style-asian="italic" style:font-style-complex="italic"/>
    </style:style>
    <style:style style:name="P24" style:family="paragraph" style:parent-style-name="Heading_20_3">
      <style:text-properties style:font-name="Gill Sans2" fo:font-size="11pt" fo:language="it" fo:country="IT" fo:font-style="italic" style:font-size-asian="11pt" style:font-style-asian="italic" style:font-size-complex="11pt" style:font-style-complex="italic"/>
    </style:style>
    <style:style style:name="P25" style:family="paragraph" style:parent-style-name="Heading_20_2">
      <style:text-properties style:font-name="Gill Sans2" fo:font-size="11pt" fo:language="it" fo:country="IT" fo:font-style="italic" style:font-size-asian="11pt" style:font-style-asian="italic" style:font-size-complex="11pt" style:font-style-complex="italic"/>
    </style:style>
    <style:style style:name="P26" style:family="paragraph" style:parent-style-name="Nome_20_sito" style:master-page-name="First_20_Page">
      <style:paragraph-properties style:page-number="auto"/>
    </style:style>
    <style:style style:name="P27" style:family="paragraph" style:parent-style-name="Dogma" style:list-style-name="L2"/>
    <style:style style:name="P28" style:family="paragraph" style:parent-style-name="Domanda" style:list-style-name="L1"/>
    <style:style style:name="P29" style:family="paragraph" style:parent-style-name="Aristotele">
      <style:text-properties fo:font-style="italic" style:font-style-asian="italic" style:font-style-complex="italic"/>
    </style:style>
    <style:style style:name="P30" style:family="paragraph" style:parent-style-name="Aristotele">
      <style:text-properties fo:language="en" fo:country="US" fo:font-style="italic" style:font-style-asian="italic" style:font-style-complex="italic"/>
    </style:style>
    <style:style style:name="P31" style:family="paragraph" style:parent-style-name="Aristotel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font-style-asian="italic" style:font-name-complex="Courier New"/>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fo:language="en" fo:country="US" style:language-complex="ar" style:country-complex="SA"/>
    </style:style>
    <style:style style:name="T9" style:family="text">
      <style:text-properties fo:color="#111111" fo:font-style="italic" style:font-style-asian="italic" style:font-style-complex="italic"/>
    </style:style>
    <style:style style:name="T10" style:family="text">
      <style:text-properties fo:color="#111111" fo:font-style="normal" style:font-style-asian="normal" style:font-style-complex="normal"/>
    </style:style>
    <style:style style:name="T11" style:family="text">
      <style:text-properties style:font-name="Gill Sans3"/>
    </style:style>
    <style:style style:name="T12" style:family="text">
      <style:text-properties style:font-name="Gill Sans2" fo:font-size="11pt" style:font-size-asian="11pt" style:font-size-complex="11pt"/>
    </style:style>
    <style:style style:name="T13" style:family="text">
      <style:text-properties style:font-name="Gill Sans2" fo:font-size="11pt" fo:font-style="italic" style:font-size-asian="11pt" style:font-style-asian="italic" style:font-size-complex="11pt" style:font-style-complex="italic"/>
    </style:style>
    <style:style style:name="T14" style:family="text">
      <style:text-properties style:font-name="Gill Sans2" fo:font-size="11pt" fo:language="en" fo:country="US" fo:font-style="italic" style:font-size-asian="11pt" style:font-style-asian="italic" style:font-size-complex="11pt" style:font-style-complex="italic"/>
    </style:style>
    <style:style style:name="T15" style:family="text">
      <style:text-properties style:font-name="Gill Sans2" fo:font-size="11pt" fo:language="en" fo:country="US" fo:font-style="normal" style:font-size-asian="11pt" style:font-style-asian="normal" style:font-size-complex="11pt" style:font-style-complex="normal"/>
    </style:style>
    <style:style style:name="T16" style:family="text">
      <style:text-properties style:font-name="Gill Sans2" fo:font-size="11pt" fo:language="it" fo:country="IT" fo:font-style="normal" style:font-size-asian="11pt" style:font-style-asian="normal" style:font-size-complex="11pt" style:font-style-complex="normal"/>
    </style:style>
    <style:style style:name="T17" style:family="text">
      <style:text-properties style:font-name="Gill Sans2" fo:font-size="11pt" fo:language="it" fo:country="IT" fo:font-style="italic" style:font-size-asian="11pt" style:font-style-asian="italic" style:font-size-complex="11pt" style:font-style-complex="italic"/>
    </style:style>
    <style:style style:name="T18" style:family="text">
      <style:text-properties fo:font-weight="bold" style:font-weight-asian="bold" style:font-weight-complex="bold"/>
    </style:style>
    <style:style style:name="T19" style:family="text">
      <style:text-properties fo:font-size="9pt" fo:font-weight="normal" style:font-size-asian="9pt" style:font-weight-asian="normal" style:font-size-complex="9pt" style:font-weight-complex="normal"/>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style>
    <style:style style:name="T22" style:family="text">
      <style:text-properties fo:font-size="9pt" fo:font-style="italic" style:font-size-asian="9pt" style:font-style-asian="italic" style:font-name-complex="Courier New" style:font-size-complex="9pt"/>
    </style:style>
    <style:style style:name="T23" style:family="text">
      <style:text-properties fo:language="it" fo:country="IT" fo:font-style="italic" style:font-style-asian="italic" style:font-style-complex="italic"/>
    </style:style>
    <style:style style:name="T24" style:family="text">
      <style:text-properties fo:language="it" fo:country="IT" fo:font-style="normal" style:font-style-asian="normal" style:font-style-complex="normal"/>
    </style:style>
    <style:style style:name="T25" style:family="text">
      <style:text-properties fo:color="#579d1c"/>
    </style:style>
    <style:style style:name="T26" style:family="text">
      <style:text-properties fo:color="#006600"/>
    </style:style>
    <style:style style:name="T27" style:family="text">
      <style:text-properties fo:color="#006600" fo:font-style="normal" style:font-style-asian="normal" style:font-style-complex="normal"/>
    </style:style>
    <style:style style:name="T28" style:family="text">
      <style:text-properties style:use-window-font-color="true" style:text-outline="false" style:text-line-through-style="none" style:text-position="0% 100%" style:font-name=".AppleSystemUIFont"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6.35mm" fo:margin-left="19.05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h text:style-name="P26" text:outline-level="1"/>
      <text:p text:style-name="Standard"/>
      <text:p text:style-name="Heading">Manifesto del <text:span text:style-name="T4"><text:title>C'hi++</text:title></text:span></text:p>
      <text:p text:style-name="Standard"/>
      <text:p text:style-name="P9"><text:subject>Proposta per una metafisica open-source</text:subject></text:p>
      <text:p text:style-name="Standard"/>
      <text:p text:style-name="P2"/>
      <text:p text:style-name="P2"/>
      <text:p text:style-name="P3"/>
      <text:p text:style-name="P3"/>
      <text:p text:style-name="P3"/>
      <text:p text:style-name="P16"/>
      <text:p text:style-name="P3"/>
      <text:p text:style-name="P3"/>
      <text:p text:style-name="P3"/>
      <text:p text:style-name="P3"/>
      <text:p text:style-name="P3"/>
      <text:p text:style-name="P3"/>
      <text:p text:style-name="P3"/>
      <text:p text:style-name="P3"/>
      <text:p text:style-name="P3"/>
      <text:p text:style-name="P3"/>
      <text:p text:style-name="P4">E gli atei? rideva ancora. </text:p>
      <text:p text:style-name="P4">Quelli mi annoiano perché parlano sempre di Dio. </text:p>
      <text:p text:style-name="P3">Heinrich Böll - <text:span text:style-name="T4">Opinioni di un clown</text:span></text:p>
      <text:h text:style-name="Heading_20_1" text:outline-level="1">Premessa</text:h>
      <text:h text:style-name="Heading_20_2" text:outline-level="2">Scopo della religione</text:h>
      <text:p text:style-name="Standard">La religione dovrebbe aiutare l'Uomo a vivere meglio.</text:p>
      <text:p text:style-name="Standard">Dovrebbe dare uno scopo alla nostra esistenza, aiutarci a superare i momenti di dolore e definire una scala di valori che ci permetta di prendere delle decisioni in quei casi in cui il raziocinio o il semplice buon senso non possono esserci d'aiuto.</text:p>
      <text:p text:style-name="Standard">Tanto per fare un esempio: se vi ponessero queste tre domande, cosa rispondereste?</text:p>
      <text:p text:style-name="Standard"/>
      <text:list xml:id="list2199542259259905793" text:style-name="L1">
        <text:list-item>
          <text:p text:style-name="P28"><text:bookmark-start text:name="__RefNumPara__580_77542171"/>Una ragazza è rimasta incinta a séguito di una violenza: può decidere se abortire?<text:bookmark-end text:name="__RefNumPara__580_77542171"/></text:p>
        </text:list-item>
        <text:list-item>
          <text:p text:style-name="P28"><text:bookmark-start text:name="__RefNumPara__578_77542171"/>Un uomo, condannato per omicidio, in carcere ha ucciso altri due carcerati e una guardia: va condannato a morte o no?<text:bookmark-end text:name="__RefNumPara__578_77542171"/></text:p>
        </text:list-item>
        <text:list-item>
          <text:p text:style-name="P28">Un uomo è gravemente malato e vive grazie a delle macchine: può decidere di spegnerle o no?</text:p>
        </text:list-item>
      </text:list>
      <text:p text:style-name="Standard"/>
      <text:p text:style-name="Standard">Come vedremo fra poco, la religione può aiutarvi a trovare una risposta in questi casi. </text:p>
      <text:p text:style-name="Standard">Nulla vi assicura che sia la risposta giusta - nulla potrebbe farlo - ma almeno è una risposta.</text:p>
      <text:p text:style-name="Standard">Finora, però, le religioni non hanno aiutato l'Umanità a vivere meglio, anzi: hanno avuto spesso l'effetto opposto perché sono state prese a pretesto per guerre, soprusi e contrasti più o meno violenti, al punto che molte persone pensano che si vivrebbe meglio in un Mondo senza religioni.</text:p>
      <text:p text:style-name="Standard"/>
      <text:h text:style-name="Heading_20_2" text:outline-level="2">Un primo problema delle religioni</text:h>
      <text:p text:style-name="Standard">La tendenza a produrre effetti opposti a quelli auspicati è un problema legato alla natura stessa delle religioni.</text:p>
      <text:p text:style-name="Standard">Dovendo interessarsi di argomenti di carattere universale, che non possono trovare una risposta razionale certa, le religioni sono costrette a dedurre le regole della propria dottrina da una serie di <text:span text:style-name="T4">assiomi</text:span>.</text:p>
      <text:p text:style-name="Standard"/>
      <text:h text:style-name="Heading_20_3" text:outline-level="3">Assiomi</text:h>
      <text:p text:style-name="Standard">Gli assiomi, in quanto tali, non devono essere dimostrati<text:note text:id="ftn1" text:note-class="footnote"><text:note-citation>1</text:note-citation><text:note-body><text:p text:style-name="Footnote">Principalmente perché non è possibile farlo.</text:p></text:note-body></text:note> e i seguaci della religione, i quali, non a caso, sono detti: "fedeli" o: "credenti", li devono accettare per buoni senza metterli in discussione. </text:p>
      <text:p text:style-name="Standard">Gli assiomi, o <text:span text:style-name="T4">dogmi</text:span> sono quindi i pilastri su cui si regge l'edificio della dottrina; se uno di essi si indebolisse o, peggio, se fosse rimosso, l'edificio rischierebbe di crollare, quindi ogni forma di dubbio o di eresia è vista dagli apparati ecclesiastici come un potenziale pericolo che va scongiurato a ogni costo. </text:p>
      <text:p text:style-name="Standard">La storia, anche recente, ci insegna che molti fedeli preferiscono abiurare i principii della loro Fede piuttosto che metterli in discussione; questo, però, è un problema degli esseri umani, non delle religioni.</text:p>
      <text:p text:style-name="Standard"/>
      <text:h text:style-name="Heading_20_2" text:outline-level="2">Un altro problema delle religioni</text:h>
      <text:p text:style-name="Standard">Le religioni, per quanto ispirate, sono opera dell'uomo, non di Dio e, come tutte le opere dell'uomo, sono soggette a errori e incongruenze<office:annotation><dc:creator>C:</dc:creator><dc:date>2016-12-10T01:54:16</dc:date><text:p><text:span text:style-name="T28">Inoltre, come tutti i sistemi assiomatici, sono soggette ai teoremi di incompletezza di Goedel.</text:span></text:p><text:p><text:span text:style-name="T28">?</text:span></text:p><text:p><text:span text:style-name="T28"/></text:p></office:annotation>.</text:p>
      <text:p text:style-name="Standard">Come esempio, immaginiamo che esista una religione chiamata: <text:span text:style-name="T4">Buonismo</text:span> i cui dogmi siano:</text:p>
      <text:p text:style-name="Standard"/>
      <text:list xml:id="list3081619940527033944" text:style-name="L2">
        <text:list-item>
          <text:p text:style-name="P27">Dio esiste</text:p>
        </text:list-item>
        <text:list-item>
          <text:p text:style-name="P27">Dio ha solo proprietà positive<text:note text:id="ftn2" text:note-class="footnote"><text:note-citation>2</text:note-citation><text:note-body><text:p text:style-name="Footnote">onnipotenza, misericordia, bontà, giustizia, ecc.</text:p></text:note-body></text:note></text:p>
        </text:list-item>
        <text:list-item>
          <text:p text:style-name="P27">Dio ha creato l'Universo</text:p>
        </text:list-item>
      </text:list>
      <text:p text:style-name="Standard"/>
      <text:p text:style-name="Standard">Partendo da questi assiomi (<text:span text:style-name="T2">non dimostrabili) </text:span>e sapendo che l'Uomo fa parte dell'Universo, i Buonisti <text:soft-page-break/>deducono che: </text:p>
      <text:p text:style-name="Standard"/>
      <text:list xml:id="list1264148138" text:continue-numbering="true" text:style-name="L2">
        <text:list-item>
          <text:list>
            <text:list-item>
              <text:p text:style-name="P27">Dio ha creato l'Uomo</text:p>
            </text:list-item>
          </text:list>
        </text:list-item>
      </text:list>
      <text:p text:style-name="Standard"/>
      <text:p text:style-name="Standard">Certi che la vita sia un dono di Dio all'Uomo e che Dio ha solo proprietà positive, i Buonisti deducono che la vita sia un dono positivo e come tale vada preservato.</text:p>
      <text:p text:style-name="Standard">Di conseguenza, se qualcuno gli facesse le domande viste all'inizio, un Buonista non avrebbe dubbi e risponderebbe NO in tutti e tre i casi, perché la sua religione gli impedisce di rifiutare o sottrarre ad altri un dono divino.</text:p>
      <text:p text:style-name="Standard"/>
      <text:p text:style-name="Standard">Molti potrebbero non essere d'accordo con questa posizione (io, per esempio), ma nessuno potrebbe criticare il buonista, che decide in maniera coerente con il suo Credo.</text:p>
      <text:p text:style-name="Standard">Se però si domandasse allo stesso individuo:</text:p>
      <text:p text:style-name="Standard"/>
      <text:list xml:id="list1240395835" text:continue-list="list2199542259259905793" text:style-name="L1">
        <text:list-item>
          <text:p text:style-name="P28"><text:bookmark-start text:name="__RefNumPara__300_679369231"/>Se Dio è buono, giusto e misericordioso, perché nell'Universo da lui creato esistono stupratori, omicidi e malattie?<text:bookmark-end text:name="__RefNumPara__300_679369231"/></text:p>
        </text:list-item>
      </text:list>
      <text:p text:style-name="Standard"/>
      <text:p text:style-name="Standard">il povero Buonista non saprebbe cosa rispondere, perché per farlo dovrebbe sconfessare almeno uno degli assiomi su cui basa la sua visione dell'esistenza.</text:p>
      <text:p text:style-name="Standard">Il Buonista dovrà quindi rifugiarsi in una risposta generica, chiamando in causa l'imponderabilità delle decisioni divine, oppure condannarvi al rogo come eretico.</text:p>
      <text:p text:style-name="Standard"/>
      <text:p text:style-name="Standard">Con buona pace di John Lennon, le cose non andrebbero meglio in un Mondo senza religioni: se le stesse domande le faceste a un giudice, vi risponderebbe che sì, la ragazza può abortire, ma né il condannato né il malato possono essere uccisi, perché la Legge lo vieta.</text:p>
      <text:p text:style-name="Standard">Se però gli domandaste:</text:p>
      <text:p text:style-name="Standard"/>
      <text:list xml:id="list1467397656" text:continue-numbering="true" text:style-name="L1">
        <text:list-item>
          <text:p text:style-name="P28">Perché si può uccidere qualcuno che non ha fatto nulla di male perché ipoteticamente potrebbe rendere infelice la vita di sua madre, mentre non si può uccidere chi ha già fatto del male o chi ha una vita sicuramente infelice?</text:p>
        </text:list-item>
      </text:list>
      <text:p text:style-name="Standard"/>
      <text:p text:style-name="Standard">Il buon giudice non avrebbe meno difficoltà del Buonista a trovare una risposta.</text:p>
      <text:p text:style-name="Standard">La Legge gli impedirebbe di mandarvi al rogo, ma gli consentirebbe comunque di spedirvi in prigione, dove trovereste ad attendervi il soggetto della domanda <text:span text:style-name="T26"><text:bookmark-ref text:reference-format="chapter" text:ref-name="__RefNumPara__578_77542171">B</text:bookmark-ref></text:span><text:span text:style-name="T25">.</text:span></text:p>
      <text:p text:style-name="Standard"/>
      <text:h text:style-name="Heading_20_2" text:outline-level="2"><text:span text:style-name="T7">Debug</text:span> del Buonismo</text:h>
      <text:p text:style-name="Standard">Abbiamo visto che i tre assiomi del Buonismo:</text:p>
      <text:p text:style-name="Standard"/>
      <text:list xml:id="list608562484" text:continue-list="list1264148138" text:style-name="L2">
        <text:list-item text:start-value="1">
          <text:p text:style-name="P27">Dio esiste</text:p>
        </text:list-item>
        <text:list-item>
          <text:p text:style-name="P27">Dio ha solo proprietà positive</text:p>
        </text:list-item>
        <text:list-item>
          <text:p text:style-name="P27">Dio ha creato l'Universo</text:p>
        </text:list-item>
      </text:list>
      <text:p text:style-name="Standard"/>
      <text:p text:style-name="Standard">pur nella loro semplicità, diventano incoerenti se li si confronta con la natura percepibile dell'Universo e della vita.</text:p>
      <text:p text:style-name="Standard">Ciò vuol dire che il modello logico/esistenziale del Buonismo, così com'è, non funziona; o meglio: che funziona solo in una percentuale di casi.</text:p>
      <text:p text:style-name="Standard">Un buonista non può ammetterlo, perché diventerebbe un eretico, ma noi sì e possiamo anche cercare di capire cos'è che non va in questo schema per provare a migliorarlo in modo che funzioni nel maggior numero possibile di casi.</text:p>
      <text:p text:style-name="Standard">Per prima cosa, proviamo a negare uno per volta i tre assiomi e vediamo se le cose migliorano:</text:p>
      <text:p text:style-name="Standard"/>
      <text:h text:style-name="Heading_20_3" text:outline-level="3">Prima ipotesi: <text:span text:style-name="T4">Dio non esiste</text:span></text:h>
      <text:p text:style-name="Standard">Negare il primo assioma equivale a eliminare del tutto la dottrina Buonista: se Dio non esiste, non può essere buono e non può aver creato l'Universo. Il sistema diventa coerente, ma a caro prezzo. </text:p>
      <text:p text:style-name="Standard">Vediamo se si può fare di meglio.</text:p>
      <text:p text:style-name="Standard"/>
      <text:h text:style-name="Heading_20_3" text:outline-level="3"><text:soft-page-break/>Seconda ipotesi: <text:span text:style-name="T4">Dio non è buono</text:span></text:h>
      <text:p text:style-name="Standard">Negando il secondo assioma, il nostro modello esistenziale diventa coerente senza annichilirsi, che è già un bel passo avanti rispetto alla prima ipotesi, ma la nostra condizione non è che migliori molto, perché ci troviamo abbandonati in un Universo cattivo in balìa di un Dio malvagio.</text:p>
      <text:p text:style-name="Standard">Vale la pena di provare ancora.</text:p>
      <text:p text:style-name="Standard"/>
      <text:h text:style-name="Heading_20_3" text:outline-level="3">Terza ipotesi: l'Universo<text:span text:style-name="T4"> non è stato creato da Dio</text:span></text:h>
      <text:p text:style-name="Standard">Se ipotizziamo che Dio esiste, è buono, ma l'Universo non è opera sua, bensì del Diavolo, otteniamo un modello coerente e tutto sommato accettabile.</text:p>
      <text:p text:style-name="Standard">Sì, d'accordo, saremo condannati a vivere in un luogo dove esistono dolore e morte, ma solo per i pochi anni che passiamo su questa Terra; poi tutto si sistemerà.</text:p>
      <text:p text:style-name="Standard"/>
      <text:p text:style-name="Standard">Fra le tre, quest'ultima è l'ipotesi più appetibile, ma solo se l'uomo è in possesso di un'anima, ovvero di uno spirito che condivida parte dell'essenza di Dio e che si riunirà a Lui dopo la morte. </text:p>
      <text:p text:style-name="Standard">Se l'anima non c'è, ovvero se in noi non alberga una scintilla dello Spirito Divino, siamo solo dei <text:span text:style-name="T1">pezzi</text:span> dell'Universo: vivremo nel dolore e dopo la morte sarà tutto finito per sempre.</text:p>
      <text:p text:style-name="Standard">Qualunque visione della vita basata su questi presupposti è inaccettabile perché, mancando un Aldilà e una beatitudine condizionata al nostro comportamento terreno, ciascuno cercherebbe di ottenere il massimo possibile dagli anni che vivrà, pensando solo a sé stesso senza alcun rispetto per il suo prossimo<text:note text:id="ftn3" text:note-class="footnote"><text:note-citation>3</text:note-citation><text:note-body><text:p text:style-name="Footnote">A mo' di esempio si veda un qualunque quotidiano o un filmato sugli assalti ai grandi magazzini durante il <text:span text:style-name="T7">Black Friday</text:span> americano.</text:p></text:note-body></text:note>.</text:p>
      <text:p text:style-name="Standard"/>
      <text:p text:style-name="Standard">Priva del concetto di anima, la religione diventerebbe logicamente solida, ma non assolverebbe al suo còmpito primario, che è quello di rendere migliore la vita dell'Uomo; quindi, se vogliamo rinnegare il terzo dogma del Buonismo senza fare danni, dobbiamo essere certi che esista un'anima. </text:p>
      <text:p text:style-name="Standard">Siccome, di fatto, non possiamo esserne certi, dobbiamo imporre questa condizione come dogma:</text:p>
      <text:p text:style-name="Standard"/>
      <text:list xml:id="list1550901814" text:continue-numbering="true" text:style-name="L2">
        <text:list-item>
          <text:p text:style-name="P27">L'uomo ha un'anima.</text:p>
        </text:list-item>
      </text:list>
      <text:p text:style-name="Standard"/>
      <text:p text:style-name="Standard">Questo piccolo atto di fede ci permette di rispondere senza esitazione alla domanda <text:span text:style-name="T26"><text:bookmark-ref text:reference-format="chapter" text:ref-name="__RefNumPara__300_679369231">D</text:bookmark-ref></text:span>:</text:p>
      <text:p text:style-name="Standard"/>
      <text:p text:style-name="Risposta">Dio è buono, giusto e misericordioso. Nell'Universo esistono stupratori, omicidi e malattie è perché l'Universo è opera del Diavolo.</text:p>
      <text:p text:style-name="Standard"/>
      <text:p text:style-name="Standard">Si tratta però di una vittoria parziale, perché aumentando il numero dei precetti abbiamo aumentato la complessità del nostro modello e, di conseguenza, la probabilità di generare errori o incongruenze:</text:p>
      <text:p text:style-name="Standard"/>
      <text:list xml:id="list1756124499" text:continue-list="list1467397656" text:style-name="L1">
        <text:list-item>
          <text:p text:style-name="P28">Se l'Universo è stato creato dal Diavolo, perché l'Uomo, che fa parte dell'Universo, dev'essere stato creato da Dio?</text:p>
        </text:list-item>
      </text:list>
      <text:p text:style-name="Standard"/>
      <text:h text:style-name="P23" text:outline-level="3">A Shanghai esiste un uomo di nome Mario</text:h>
      <text:p text:style-name="Standard">Dato che non è possibile rendere coerente il Buonismo modificando i suoi precetti, dobbiamo assumere che uno di essi sia errato ed eliminarlo.</text:p>
      <text:p text:style-name="Standard">Eliminare il primo precetto (<text:span text:style-name="T4">Dio esiste</text:span>) non è possibile, perché gli altri due si riferirebbero a un'Entità che non è definita.</text:p>
      <text:p text:style-name="Standard">Eliminare il terzo precetto (<text:span text:style-name="T4">Dio ha creato l'Universo</text:span>) equivale a dire: "A Shanghai esiste un uomo di nome Mario"; se Dio c'è ed è buono, ma se non ha alcuna relazione con l'Universo e la nostra esistenza, a noi, cosa importa?</text:p>
      <text:p text:style-name="Standard">Se però eliminiamo il secondo precetto, tutto magicamente si aggiusta: Dio esiste, ha creato l'Universo e l'Uomo, ma non è possibile dire se sia buono o meno, perché è improprio classificare l'essenza del creatore con gli attributi del creato; sarebbe come se i <text:span text:style-name="T4">byte</text:span> di un computer si chiedessero se il Programmatore valga I o 0.</text:p>
      <text:p text:style-name="Standard"/>
      <text:p text:style-name="Standard">Senza la premessa conseguente al secondo precett<text:span text:style-name="T1">o (</text:span><text:span text:style-name="T9">Se Dio è buono, giusto e misericordioso</text:span><text:span text:style-name="T10">), la famigerata domanda </text:span><text:span text:style-name="T27"><text:bookmark-ref text:reference-format="chapter" text:ref-name="__RefNumPara__300_679369231">D</text:bookmark-ref></text:span><text:span text:style-name="T10"> non è più contraddittoria: se qualcuno ce la facesse, adesso, risponderemmo:</text:span></text:p>
      <text:p text:style-name="P10"/>
      <text:p text:style-name="P14">Nell'Universo creato da Dio esistono stupratori, omicidi e malattie perché ciò fa parte del Suo <text:soft-page-break/>disegno, che noi non siamo in grado di comprendere.</text:p>
      <text:p text:style-name="P10"/>
      <text:p text:style-name="Standard"><text:span text:style-name="T10">Per quanto simile all'ipotetica </text:span><text:span text:style-name="T9">risposta generica, che chiama in causa l'imponderabilità delle decisioni divine</text:span><text:span text:style-name="T10"> data dal Buonista prima di mandarci al rogo, la nostra sarà una risposta coerente (oltre che umile), perché non presuppone alcuna qualità, positiva o negativa che sia, di Dio.</text:span></text:p>
      <text:p text:style-name="P10">Soprattutto, noi non affermiamo di sapere cosa sia buono/giusto e cosa non lo sia, perché in effetti, non lo possiamo sapere: </text:p>
      <text:p text:style-name="P10"/>
      <text:p text:style-name="P15">Austria, 1889; a séguito di complicazioni post-parto, muore il figlio di un doganiere: Dio è stato buono o cattivo? </text:p>
      <text:p text:style-name="P15">Il doganiere si chiama Alois Hitler. Dio, è stato buono o cattivo?</text:p>
      <text:p text:style-name="P10"/>
      <text:p text:style-name="P10">Dire che Dio esiste e che ha creato l'Universo è ragionevole: l'Universo esiste ed esiste necessariamente qualcosa, - se non proprio un signore con la barba bianca, almeno un fenomeno o una funzione - che possiamo considerare come suo principio creatore. Al contrario, dire che questo principio creatore sia «buono» è ipotetico; riflette una nostra speranza, che non dev'essere necessariamente vera.</text:p>
      <text:p text:style-name="P10"/>
      <text:p text:style-name="P10">È sbagliato proiettare le proprie speranze o le proprie convinzioni nei dogmi di una religione. </text:p>
      <text:p text:style-name="P10">È sbagliato, ma frequentissimo, anche fra i non credenti. Come abbiamo visto, per spiegare l'incongruenza fra l'idea di un Dio buono e la non-bontà dell'Universo da Lui creato, abbiamo tre possibilità differenti: </text:p>
      <text:p text:style-name="P10"/>
      <text:list xml:id="list1490653542709078643" text:style-name="L3">
        <text:list-item>
          <text:p text:style-name="P17">dire che Dio non esiste; </text:p>
        </text:list-item>
        <text:list-item>
          <text:p text:style-name="P17">dire che non è buono;</text:p>
        </text:list-item>
        <text:list-item>
          <text:p text:style-name="P17">dire che non ha creato l'Universo.</text:p>
        </text:list-item>
      </text:list>
      <text:p text:style-name="P10"/>
      <text:p text:style-name="P10">Delle tre, la prima è la meno "conveniente", eppure la maggior parte dei non-credenti preferisce negare l'esistenza di Dio piuttosto che mettere in discussione la Sua bontà.</text:p>
      <text:p text:style-name="P10">Il perché, chiedetelo a loro.</text:p>
      <text:p text:style-name="Standard"/>
      <text:h text:style-name="Heading_20_2" text:outline-level="2"><text:bookmark-start text:name="__RefNumPara__6875_380917110"/>Buonismo 2.0<text:bookmark-end text:name="__RefNumPara__6875_380917110"/></text:h>
      <text:p text:style-name="Standard">Rimuovendo il secondo precetto, siamo riusciti a rendere coerente la dottrina buonista, ma allo stesso tempo abbiamo rimosso la ragion d'essere del suo nome; se Dio non è buono, che senso ha, chiamarsi: <text:span text:style-name="T4">Buonisti</text:span>?</text:p>
      <text:p text:style-name="Standard">Non è solo una questione di carta intestata: dalla presunta bontà di Dio, la dottrina buonista deriva l'obbligo per l'Uomo di essere altrettanto buono; mancando il precetto decadrebbe anche l'obbligo e si aprirebbero le porte all'anarchia.</text:p>
      <text:p text:style-name="Standard"/>
      <text:p text:style-name="Standard">Stando così le cose, abbiamo due possibili scelte: o agiamo da logici e privilegiamo la coerenza del nostro modello, anche a costo di giustificare azioni esecrabili da parte di chi non si sente più in dovere di essere buono, o agiamo da pastori e privilegiamo la sicurezza del nostro gregge, anche a costo di sentirci dire che le nostre convinzioni sono contraddittorie.</text:p>
      <text:p text:style-name="Standard"/>
      <text:p text:style-name="Standard">Se scegliamo la logica, però, saremo costretti a scinderci dai Buonisti; la nostra dottrina non sarà un'evoluzione del Buonismo, ma sarà al contrario una dottrina a sé stante, che ha dei punti di contatto con il Buonismo, ma anche dei punti di attrito.</text:p>
      <text:p text:style-name="Standard">I punti di attrito e gli scismi provocano sempre dei conflitti e così, il nostro tentativo di rendere migliore la religione Buonista avrà ottenuto un risultato diametralmente opposto a quello che ci eravamo prefissi.</text:p>
      <text:p text:style-name="Standard">C'è un modo per evitarlo?</text:p>
      <text:p text:style-name="Standard"/>
      <text:h text:style-name="Heading_20_2" text:outline-level="2">Imparare dagli errori</text:h>
      <text:p text:style-name="Standard">L'esempio riportato sopra ha evidenziato dei problemi che possiamo considerare congeniti a tutte le religioni:</text:p>
      <text:p text:style-name="Standard"/>
      <text:list xml:id="list8999814110036783026" text:style-name="L4">
        <text:list-item>
          <text:p text:style-name="P18">i dogmi, che sono le fondamenta delle dottrine, sono facilmente attaccabili perché non possono essere dimostrati, ma solo accettati per fede;</text:p>
        </text:list-item>
        <text:list-item>
          <text:p text:style-name="P18">una religione può avere delle difficoltà nel modificare la propria dottrina, anche quando sa che uno <text:soft-page-break/>dei suoi dogmi non è corretto;</text:p>
        </text:list-item>
        <text:list-item>
          <text:p text:style-name="P18">la contestazione di un dogma causa quasi inevitabilmente una separazione e le separazioni è probabile che sfocino in conflitti.</text:p>
        </text:list-item>
      </text:list>
      <text:p text:style-name="Standard"/>
      <text:p text:style-name="Standard">Oltre ai problemi tipici delle religioni, abbiamo rilevato alcuni problemi <text:span text:style-name="T11">tipici</text:span> degli esseri umani:</text:p>
      <text:p text:style-name="Standard"/>
      <text:list xml:id="list6741912867148742511" text:style-name="L5">
        <text:list-item>
          <text:p text:style-name="P19">la tendenza a difendere i proprî principî anche con mezzi che contrastano con i principî stessi; </text:p>
        </text:list-item>
        <text:list-item>
          <text:p text:style-name="P19">la tendenza a influenzare la propria obiettività con le proprie speranze.</text:p>
          <text:p text:style-name="P19"/>
        </text:list-item>
      </text:list>
      <text:p text:style-name="Standard">Per correggere o quanto meno mitigare questi problemi, una religione dovrebbe quindi:</text:p>
      <text:p text:style-name="Standard"/>
      <text:list xml:id="list4429861105163006256" text:style-name="L6">
        <text:list-item>
          <text:p text:style-name="P20">limitare il numero dei dogmi;</text:p>
        </text:list-item>
        <text:list-item>
          <text:p text:style-name="P20">limitare gli elementi metafisici e le accettazioni per fede;</text:p>
        </text:list-item>
        <text:list-item>
          <text:p text:style-name="P20">non proporsi come Unica Verità Incontestabile, ma come un'approssimazione sicuramente incompleta e perfettibile della Verità;</text:p>
        </text:list-item>
        <text:list-item>
          <text:p text:style-name="P20">riconoscere le contraddizioni della dottrina e analizzarle obiettivamente, anche se ciò porterà a modificare la dottrina stessa.</text:p>
        </text:list-item>
      </text:list>
      <text:p text:style-name="Standard"/>
      <text:p text:style-name="Standard">Pur se complesso, tutto questo è possibile.</text:p>
      <text:p text:style-name="Standard"/>
      <text:h text:style-name="Heading_20_1" text:outline-level="1">C'hi++</text:h>
      <text:p text:style-name="Standard">Da circa dieci anni sto sviluppando una metafisica che rispetta le condizioni viste sopra e che, soprattutto, è del tutto indipendente dall'esistenza di una o più Divinità.</text:p>
      <text:p text:style-name="Standard">L'ho chiamata <text:span text:style-name="T4">C'hi++</text:span>, un gioco di parole fra il <text:span text:style-name="T12">termine giapponese </text:span><text:span text:style-name="T13">C'hi</text:span><text:span text:style-name="T12"> (ovvero: </text:span><text:span text:style-name="T13">soffio vitale</text:span><text:span text:style-name="T12">) e il linguaggio di programmazione chiamato </text:span><text:span text:style-name="T13">C++</text:span><text:span text:style-name="T12">.</text:span></text:p>
      <text:p text:style-name="Standard"><text:span text:style-name="T12">Non è un accostamento casuale: la mia intenzione è quella di gestire l'evoluzione della mia teoria così come si gestisce il software; in particolare, il software cosiddetto: </text:span><text:span text:style-name="T14">open-source.</text:span><text:span text:style-name="T15"> </text:span></text:p>
      <text:p text:style-name="P11"/>
      <text:h text:style-name="Heading_20_3" text:outline-level="3">Software open-source</text:h>
      <text:p text:style-name="P11">Contrariamente al software realizzato da un individuo o da una società a scopo di lucro, il software <text:span text:style-name="T4">open-source</text:span> è il prodotto della collaborazione di diversi programmatori che rendono disponibile il frutto del loro lavoro a titolo gratuito, pubblicando anche il codice sorgente del sistema.</text:p>
      <text:p text:style-name="P11"/>
      <text:p text:style-name="P11">Rispetto al software cosiddetto: <text:span text:style-name="T4">proprietario</text:span><text:note text:id="ftn4" text:note-class="footnote"><text:note-citation>4</text:note-citation><text:note-body><text:p text:style-name="Footnote">Ovvero il software realizzato da una persona o da una società che ne detiene i diritti.</text:p></text:note-body></text:note>, il software <text:span text:style-name="T4">open-source </text:span>ha diversi lati positivi. Il primo, ovviamente, è che non si paga, ma questo non ha grossa rilevanza nel caso di una religione o di una metafisica. Il lati positivi dell'approccio <text:span text:style-name="T4">open-source</text:span> che si possono applicare anche nel nostro caso sono:</text:p>
      <text:p text:style-name="P11"/>
      <text:list xml:id="list8792374369802632369" text:style-name="L7">
        <text:list-item>
          <text:p text:style-name="P21"><text:span text:style-name="T18">libertà:</text:span> non impone legàmi con uno specifico fornitore o a uno specifico hardware.</text:p>
        </text:list-item>
        <text:list-item>
          <text:p text:style-name="P21"><text:span text:style-name="T18">duttilità: </text:span>può essere modificato per integrarsi con altri sistemi software o per adattarsi a specifiche condizioni di utilizzo;</text:p>
        </text:list-item>
        <text:list-item>
          <text:p text:style-name="P21"><text:span text:style-name="T18">sicurezza: </text:span>la diffusione del codice sorgente fra la comunità dei programmatori fa sì che ci sia un maggior controllo degli errori.</text:p>
          <text:p text:style-name="P21"/>
        </text:list-item>
      </text:list>
      <text:h text:style-name="Heading_20_3" text:outline-level="3">Versioni</text:h>
      <text:p text:style-name="P11">I letterati, gli scultori, i pittori non possono modificare le loro opere, una volta che sono state pubblicate. Possono dare un ritocco di colore qui, un colpo di scalpello là, ma si tratta sempre di aggiustamenti minimi, che non cambiano la struttura stessa dell'opera<text:note text:id="ftn5" text:note-class="footnote"><text:note-citation>5</text:note-citation><text:note-body><text:p text:style-name="Footnote">I baffi dipinti da Duchamp sulla Gioconda di Leonardo sono un altro tipo di <text:span text:style-name="T4">modifica</text:span>.</text:p></text:note-body></text:note>. </text:p>
      <text:p text:style-name="P11">I Musicisti, i teatranti e, in parte, i cineasti sono un po' più fortunati, perché possono apportare più facilmente delle modifiche alle loro opere, ma si tratta comunque di eventi che accadono di rado.</text:p>
      <text:p text:style-name="P11"/>
      <text:p text:style-name="P11">Diversamente dagli altri tipi di Arte, la (buona) produzione di software ha il vantaggio di essere in continua evoluzione.</text:p>
      <text:p text:style-name="P11">Un software può essere stabile<text:note text:id="ftn6" text:note-class="footnote"><text:note-citation>6</text:note-citation><text:note-body><text:p text:style-name="Footnote">Ovvero non avere difetti (<text:span text:style-name="T7">bug</text:span>) noti.</text:p></text:note-body></text:note>, ma non è mai finito, completo, <text:span text:style-name="T4">perfetto</text:span>; sia perché l'utilizzo potrebbe rivelare dei difetti sfuggiti alla fase di test, sia perché delle variazioni del contesto di utilizzo potrebbero richiedere delle modifiche al sistema.</text:p>
      <text:p text:style-name="Standard"><text:span text:style-name="T16">Il (buon) software viene quindi costantemente aggiornato e le diverse versioni di uno stesso prodotto sono numerate in maniera progressiva con dei codici composti da tre numeri separati da punti (</text:span><text:span text:style-name="T14">1.4.3</text:span><text:span text:style-name="T16">) che indicano la versione </text:span><text:span text:style-name="T14">major</text:span><text:span text:style-name="T16">, la versione </text:span><text:span text:style-name="T14">minor e</text:span><text:span text:style-name="T16"> la </text:span><text:span text:style-name="T14">patch</text:span><text:span text:style-name="T16"><text:note text:id="ftn7" text:note-class="footnote"><text:note-citation>7</text:note-citation><text:note-body><text:p text:style-name="Footnote">https://semver.org/</text:p></text:note-body></text:note></text:span><text:span text:style-name="T14">.</text:span></text:p>
      <text:p text:style-name="P12"/>
      <text:p text:style-name="Standard"><text:span text:style-name="T16">La versione </text:span><text:span text:style-name="T17">major</text:span><text:span text:style-name="T16"> viene incrementata ogni volta che si apportano delle drastiche modifiche al software, rendendolo incompatibile con le versioni precedenti </text:span></text:p>
      <text:p text:style-name="Standard"><text:span text:style-name="T16">La versione </text:span><text:span text:style-name="T17">minor</text:span><text:span text:style-name="T16"> viene incrementata quando si modifica il codice in maniera minore, aggiungendo o modificando delle funzionalità in maniera compatibile con le versioni precedenti.</text:span></text:p>
      <text:p text:style-name="Standard"><text:soft-page-break/><text:span text:style-name="T16">Il numero di </text:span><text:span text:style-name="T17">patch</text:span><text:span text:style-name="T16"> è incrementato ogni volta che si apportano delle modifiche o delle correzioni anche minime al sistema.</text:span></text:p>
      <text:p text:style-name="P11">La <text:span text:style-name="T7">major version zero </text:span><text:span text:style-name="T6">(</text:span>0.y.z) è destinata allo sviluppo iniziale, quando il software non è ancora stabile e tutto può cambiare in ogni momento. </text:p>
      <text:p text:style-name="P11">Il versionamento semantico ha anche altre regole, ma per quelli che sono i nostri scopi possiamo fermarci qui.</text:p>
      <text:h text:style-name="P25" text:outline-level="2" text:is-list-header="true"/>
      <text:h text:style-name="P24" text:outline-level="3">Versionamento delle religioni monoteistiche</text:h>
      <text:p text:style-name="Standard">La tabella seguente riporta un possibile versionamento delle grandi religioni monoteistiche:<text:span text:style-name="T17"><text:line-break/></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n.</text:p>
          </table:table-cell>
          <table:table-cell table:style-name="Table5.A1" office:value-type="string">
            <text:p text:style-name="P7">anno</text:p>
          </table:table-cell>
          <table:table-cell table:style-name="Table5.A1" office:value-type="string">
            <text:p text:style-name="P7">descrizione</text:p>
          </table:table-cell>
          <table:table-cell table:style-name="Table5.D1" office:value-type="string">
            <text:p text:style-name="P7">changelog</text:p>
          </table:table-cell>
        </table:table-row>
        <table:table-row>
          <table:table-cell table:style-name="Table5.A2" office:value-type="string">
            <text:p text:style-name="P6">0.1.0</text:p>
          </table:table-cell>
          <table:table-cell table:style-name="Table5.A2" office:value-type="string">
            <text:p text:style-name="P6">3.200 a.C.</text:p>
          </table:table-cell>
          <table:table-cell table:style-name="Table5.A2" office:value-type="string">
            <text:p text:style-name="P5">Culti egizi</text:p>
          </table:table-cell>
          <table:table-cell table:style-name="Table5.D2" office:value-type="string">
            <text:p text:style-name="P5">Riduzione del numero degli Dei; enoteismo e atenismo POC<text:note text:id="ftn8" text:note-class="footnote"><text:note-citation>8</text:note-citation><text:note-body><text:p text:style-name="Footnote"><text:span text:style-name="T7">Proof Of Concept</text:span>: prototipo che serve a di/mostrare le funzionalità di un nuovo sistema o processo.</text:p></text:note-body></text:note> del monoteismo.</text:p>
          </table:table-cell>
        </table:table-row>
        <table:table-row>
          <table:table-cell table:style-name="Table5.A2" office:value-type="string">
            <text:p text:style-name="P6">1.0.0</text:p>
          </table:table-cell>
          <table:table-cell table:style-name="Table5.A2" office:value-type="string">
            <text:p text:style-name="P6">2.000 a.C.</text:p>
          </table:table-cell>
          <table:table-cell table:style-name="Table5.A2" office:value-type="string">
            <text:p text:style-name="P5">Ebraismo</text:p>
          </table:table-cell>
          <table:table-cell table:style-name="Table5.D2" office:value-type="string">
            <text:p text:style-name="P5">Dio è uno; tutti gli altri sono deprecati.</text:p>
          </table:table-cell>
        </table:table-row>
        <table:table-row>
          <table:table-cell table:style-name="Table5.A2" office:value-type="string">
            <text:p text:style-name="P6">1.0.1</text:p>
          </table:table-cell>
          <table:table-cell table:style-name="Table5.A2" office:value-type="string">
            <text:p text:style-name="P6">1200 a.C.</text:p>
          </table:table-cell>
          <table:table-cell table:style-name="Table5.A2" office:value-type="string">
            <text:p text:style-name="P5">10 Comandamenti Esodo</text:p>
          </table:table-cell>
          <table:table-cell table:style-name="Table5.D2" office:value-type="string">
            <text:p text:style-name="P5">Redazione del manuale utente.</text:p>
          </table:table-cell>
        </table:table-row>
        <table:table-row>
          <table:table-cell table:style-name="Table5.A2" office:value-type="string">
            <text:p text:style-name="P6">1.0.2</text:p>
          </table:table-cell>
          <table:table-cell table:style-name="Table5.A2" office:value-type="string">
            <text:p text:style-name="P6">621 a.C.</text:p>
          </table:table-cell>
          <table:table-cell table:style-name="Table5.A2" office:value-type="string">
            <text:p text:style-name="P5">Deuteronomio</text:p>
          </table:table-cell>
          <table:table-cell table:style-name="Table5.D2" office:value-type="string">
            <text:p text:style-name="P5">Aggiornamento manuale utente.</text:p>
          </table:table-cell>
        </table:table-row>
        <table:table-row>
          <table:table-cell table:style-name="Table5.A2" office:value-type="string">
            <text:p text:style-name="P6">1.0.3</text:p>
          </table:table-cell>
          <table:table-cell table:style-name="Table5.A2" office:value-type="string">
            <text:p text:style-name="P6">500 a.C.</text:p>
          </table:table-cell>
          <table:table-cell table:style-name="Table5.A2" office:value-type="string">
            <text:p text:style-name="P5">Levitico</text:p>
          </table:table-cell>
          <table:table-cell table:style-name="Table5.D2" office:value-type="string">
            <text:p text:style-name="P5">Redazione del manuale di amministratore del sistema.</text:p>
          </table:table-cell>
        </table:table-row>
        <table:table-row>
          <table:table-cell table:style-name="Table5.A2" office:value-type="string">
            <text:p text:style-name="P6">1.1.0</text:p>
          </table:table-cell>
          <table:table-cell table:style-name="Table5.A2" office:value-type="string">
            <text:p text:style-name="P6">33</text:p>
          </table:table-cell>
          <table:table-cell table:style-name="Table5.A2" office:value-type="string">
            <text:p text:style-name="P5">Gesù di Nazareth</text:p>
          </table:table-cell>
          <table:table-cell table:style-name="Table5.D2" office:value-type="string">
            <text:p text:style-name="P5">Evoluzione e <text:span text:style-name="T7">debug</text:span> delle regole.</text:p>
          </table:table-cell>
        </table:table-row>
        <table:table-row>
          <table:table-cell table:style-name="Table5.A2" office:value-type="string">
            <text:p text:style-name="P6">1.1.1</text:p>
          </table:table-cell>
          <table:table-cell table:style-name="Table5.A2" office:value-type="string">
            <text:p text:style-name="P6">60</text:p>
          </table:table-cell>
          <table:table-cell table:style-name="Table5.A2" office:value-type="string">
            <text:p text:style-name="P5">Paolo di Tarso</text:p>
          </table:table-cell>
          <table:table-cell table:style-name="Table5.D2" office:value-type="string">
            <text:p text:style-name="P5">Evoluzione delle nuove regole.</text:p>
          </table:table-cell>
        </table:table-row>
        <table:table-row>
          <table:table-cell table:style-name="Table5.A2" office:value-type="string">
            <text:p text:style-name="P6">1.1.2</text:p>
          </table:table-cell>
          <table:table-cell table:style-name="Table5.A2" office:value-type="string">
            <text:p text:style-name="P6">70</text:p>
          </table:table-cell>
          <table:table-cell table:style-name="Table5.A2" office:value-type="string">
            <text:p text:style-name="P5">Vangelo di Marco</text:p>
          </table:table-cell>
          <table:table-cell table:style-name="Table5.D2" office:value-type="string">
            <text:p text:style-name="P5">Documentazione API<text:note text:id="ftn9" text:note-class="footnote"><text:note-citation>9</text:note-citation><text:note-body><text:p text:style-name="Footnote"><text:span text:style-name="T7">Application Program Interface</text:span>: l'insieme delle regole per l'utilizzo del sistema</text:p></text:note-body></text:note> versione 1.1.</text:p>
          </table:table-cell>
        </table:table-row>
        <table:table-row>
          <table:table-cell table:style-name="Table5.A2" office:value-type="string">
            <text:p text:style-name="P6">1.1.3</text:p>
          </table:table-cell>
          <table:table-cell table:style-name="Table5.A2" office:value-type="string">
            <text:p text:style-name="P6">85</text:p>
          </table:table-cell>
          <table:table-cell table:style-name="Table5.A2" office:value-type="string">
            <text:p text:style-name="P5">Vangelo di Matteo</text:p>
          </table:table-cell>
          <table:table-cell table:style-name="Table5.D2" office:value-type="string">
            <text:p text:style-name="P5">Documentazione API versione 1.1.</text:p>
          </table:table-cell>
        </table:table-row>
        <table:table-row>
          <table:table-cell table:style-name="Table5.A2" office:value-type="string">
            <text:p text:style-name="P6">1.1.4</text:p>
          </table:table-cell>
          <table:table-cell table:style-name="Table5.A2" office:value-type="string">
            <text:p text:style-name="P6">95</text:p>
          </table:table-cell>
          <table:table-cell table:style-name="Table5.A2" office:value-type="string">
            <text:p text:style-name="P5">Vangelo di Luca</text:p>
          </table:table-cell>
          <table:table-cell table:style-name="Table5.D2" office:value-type="string">
            <text:p text:style-name="P5">Documentazione API versione 1.1.</text:p>
          </table:table-cell>
        </table:table-row>
        <table:table-row>
          <table:table-cell table:style-name="Table5.A2" office:value-type="string">
            <text:p text:style-name="P6">1.2.0</text:p>
          </table:table-cell>
          <table:table-cell table:style-name="Table5.A2" office:value-type="string">
            <text:p text:style-name="P6">787</text:p>
          </table:table-cell>
          <table:table-cell table:style-name="Table5.A2" office:value-type="string">
            <text:p text:style-name="P5">Secondo Concilio Nicea</text:p>
          </table:table-cell>
          <table:table-cell table:style-name="Table5.D2" office:value-type="string">
            <text:p text:style-name="P5">Miglioramenti all'interfaccia grafica: permesse le immagini sacre.</text:p>
          </table:table-cell>
        </table:table-row>
        <table:table-row>
          <table:table-cell table:style-name="Table5.A2" office:value-type="string">
            <text:p text:style-name="P6">1.2.1</text:p>
          </table:table-cell>
          <table:table-cell table:style-name="Table5.A2" office:value-type="string">
            <text:p text:style-name="P6">1284</text:p>
          </table:table-cell>
          <table:table-cell table:style-name="Table5.A2" office:value-type="string">
            <text:p text:style-name="P5">Vescovo di Passavia</text:p>
          </table:table-cell>
          <table:table-cell table:style-name="Table5.D2" office:value-type="string">
            <text:p text:style-name="P5">Potenziamento dell'<text:span text:style-name="T7">help-desk</text:span> con l'introduzione dei Santi Ausiliatori.</text:p>
          </table:table-cell>
        </table:table-row>
        <table:table-row>
          <table:table-cell table:style-name="Table5.A2" office:value-type="string">
            <text:p text:style-name="P6">1.3.0</text:p>
          </table:table-cell>
          <table:table-cell table:style-name="Table5.A2" office:value-type="string">
            <text:p text:style-name="P8"><text:span text:style-name="Strong_20_Emphasis"><text:span text:style-name="T19">1054</text:span></text:span></text:p>
          </table:table-cell>
          <table:table-cell table:style-name="Table5.A2" office:value-type="string">
            <text:p text:style-name="P5">Chiesa Ortodossa</text:p>
          </table:table-cell>
          <table:table-cell table:style-name="Table5.D2" office:value-type="string">
            <text:p text:style-name="P5">Modifiche all'architettura del sistema.</text:p>
          </table:table-cell>
        </table:table-row>
        <table:table-row>
          <table:table-cell table:style-name="Table5.A2" office:value-type="string">
            <text:p text:style-name="P6">1.4.1</text:p>
          </table:table-cell>
          <table:table-cell table:style-name="Table5.A2" office:value-type="string">
            <text:p text:style-name="P6">1540</text:p>
          </table:table-cell>
          <table:table-cell table:style-name="Table5.A2" office:value-type="string">
            <text:p text:style-name="P5">Calvino</text:p>
          </table:table-cell>
          <table:table-cell table:style-name="Table5.D2" office:value-type="string">
            <text:p text:style-name="P5">Modifiche all'interfaccia utente.</text:p>
          </table:table-cell>
        </table:table-row>
        <table:table-row>
          <table:table-cell table:style-name="Table5.A2" office:value-type="string">
            <text:p text:style-name="P6">2.0.0</text:p>
          </table:table-cell>
          <table:table-cell table:style-name="Table5.A2" office:value-type="string">
            <text:p text:style-name="P6">610</text:p>
          </table:table-cell>
          <table:table-cell table:style-name="Table5.A2" office:value-type="string">
            <text:p text:style-name="P5">Islam</text:p>
          </table:table-cell>
          <table:table-cell table:style-name="Table5.D2" office:value-type="string">
            <text:p text:style-name="P5">Cambio di m<text:span text:style-name="T7">ajor version</text:span>: Dio è sempre uno, ma non è lo stesso di prima.</text:p>
          </table:table-cell>
        </table:table-row>
        <table:table-row>
          <table:table-cell table:style-name="Table5.A2" office:value-type="string">
            <text:p text:style-name="P6">2.1.0</text:p>
          </table:table-cell>
          <table:table-cell table:style-name="Table5.A2" office:value-type="string">
            <text:p text:style-name="P6">657</text:p>
          </table:table-cell>
          <table:table-cell table:style-name="Table5.A2" office:value-type="string">
            <text:p text:style-name="P5">Sunniti</text:p>
          </table:table-cell>
          <table:table-cell table:style-name="Table5.D2" office:value-type="string">
            <text:p text:style-name="P5">Modifica alle regole.</text:p>
          </table:table-cell>
        </table:table-row>
        <table:table-row>
          <table:table-cell table:style-name="Table5.A2" office:value-type="string">
            <text:p text:style-name="P6">2.2.0</text:p>
          </table:table-cell>
          <table:table-cell table:style-name="Table5.A2" office:value-type="string">
            <text:p text:style-name="P6">661</text:p>
          </table:table-cell>
          <table:table-cell table:style-name="Table5.A2" office:value-type="string">
            <text:p text:style-name="P5">Sciiti</text:p>
          </table:table-cell>
          <table:table-cell table:style-name="Table5.D2" office:value-type="string">
            <text:p text:style-name="P5">Modifica alle regole.</text:p>
          </table:table-cell>
        </table:table-row>
      </table:table>
      <text:p text:style-name="Standard"/>
      <text:h text:style-name="P24" text:outline-level="3">Versionamento del C'hi++</text:h>
      <text:p text:style-name="P11">Il C'hi++ è, in un certo senso, monoteistico, ma non è una religione, quindi deve essere sottoposto a un versionamento autonomo. <text:s/>Trattandosi di un sistema ancora in evoluzione, ha come <text:span text:style-name="T7">major version</text:span> uno zero:</text:p>
      <text:p text:style-name="P11"/>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n.</text:p>
          </table:table-cell>
          <table:table-cell table:style-name="Table6.A1" office:value-type="string">
            <text:p text:style-name="P7">anno</text:p>
          </table:table-cell>
          <table:table-cell table:style-name="Table6.A1" office:value-type="string">
            <text:p text:style-name="P7">descrizione</text:p>
          </table:table-cell>
          <table:table-cell table:style-name="Table6.D1" office:value-type="string">
            <text:p text:style-name="P7">changelog</text:p>
          </table:table-cell>
        </table:table-row>
        <table:table-row>
          <table:table-cell table:style-name="Table6.A2" office:value-type="string">
            <text:p text:style-name="P6">0.1.0</text:p>
          </table:table-cell>
          <table:table-cell table:style-name="Table6.A2" office:value-type="string">
            <text:p text:style-name="P6">2004</text:p>
          </table:table-cell>
          <table:table-cell table:style-name="Table6.A2" office:value-type="string">
            <text:p text:style-name="P5">Proto-C'hi++</text:p>
          </table:table-cell>
          <table:table-cell table:style-name="Table6.D2" office:value-type="string">
            <text:p text:style-name="P13">Domenica 12 settembre 2004, scrivevo sul mio blog: <text:span text:style-name="T4">La mia teoria cosmogonica comprende anche due fattori di primaria importanza, colpevolmente trascurati dalle altre teorie: il Minipimer e il concetto di: Immancabile Testa di Pera.</text:span></text:p>
          </table:table-cell>
        </table:table-row>
        <table:table-row>
          <table:table-cell table:style-name="Table6.A2" office:value-type="string">
            <text:p text:style-name="P6">0.1.1</text:p>
          </table:table-cell>
          <table:table-cell table:style-name="Table6.A2" office:value-type="string">
            <text:p text:style-name="P6">2007</text:p>
          </table:table-cell>
          <table:table-cell table:style-name="Table6.A2" office:value-type="string">
            <text:p text:style-name="P5">Sostiene Aristotele</text:p>
          </table:table-cell>
          <table:table-cell table:style-name="Table6.D2" office:value-type="string">
            <text:p text:style-name="P5">Primo tentativo di formalizzare la strana teoria che andavo sviluppando.<text:line-break/>Ci sono già i quattro dogmi del C'hi++, ma non c'è nessun accenno allo Spazionismo.</text:p>
          </table:table-cell>
        </table:table-row>
        <table:table-row>
          <table:table-cell table:style-name="Table6.A2" office:value-type="string">
            <text:p text:style-name="P6">0.2.0</text:p>
          </table:table-cell>
          <table:table-cell table:style-name="Table6.A2" office:value-type="string">
            <text:p text:style-name="P6">2009</text:p>
          </table:table-cell>
          <table:table-cell table:style-name="Table6.A2" office:value-type="string">
            <text:p text:style-name="P5">C'hi++</text:p>
          </table:table-cell>
          <table:table-cell table:style-name="Table6.D2" office:value-type="string">
            <text:p text:style-name="P5">Iniziata redazione del manuale <text:span text:style-name="T4">C'hi++.<text:line-break/></text:span><text:span text:style-name="T1">Creata una mappa concettuale per il progetto suddivisa in quattro livelli: </text:span><text:span text:style-name="T4">C'hi++, Informatica, Arte, Filosofia.</text:span></text:p>
          </table:table-cell>
        </table:table-row>
        <table:table-row>
          <table:table-cell table:style-name="Table6.A2" office:value-type="string">
            <text:p text:style-name="P6">0.3.0</text:p>
          </table:table-cell>
          <table:table-cell table:style-name="Table6.A2" office:value-type="string">
            <text:p text:style-name="P6">2015</text:p>
          </table:table-cell>
          <table:table-cell table:style-name="Table6.A2" office:value-type="string">
            <text:p text:style-name="P5">Iniziato Manifesto</text:p>
          </table:table-cell>
          <table:table-cell table:style-name="Table6.D2" office:value-type="string">
            <text:p text:style-name="P5">Iniziata la redazione di questo documento. </text:p>
          </table:table-cell>
        </table:table-row>
        <table:table-row>
          <table:table-cell table:style-name="Table6.A2" office:value-type="string">
            <text:p text:style-name="P6">0.3.1</text:p>
          </table:table-cell>
          <table:table-cell table:style-name="Table6.A2" office:value-type="string">
            <text:p text:style-name="P6">2016</text:p>
          </table:table-cell>
          <table:table-cell table:style-name="Table6.A2" office:value-type="string">
            <text:p text:style-name="P5">Adozione git</text:p>
          </table:table-cell>
          <table:table-cell table:style-name="Table6.D2" office:value-type="string">
            <text:p text:style-name="P5">Creato acconto per il progetto su GitHub.</text:p>
          </table:table-cell>
        </table:table-row>
        <table:table-row>
          <table:table-cell table:style-name="Table6.A2" office:value-type="string">
            <text:p text:style-name="P6">0.3.2</text:p>
          </table:table-cell>
          <table:table-cell table:style-name="Table6.A2" office:value-type="string">
            <text:p text:style-name="P6">2018</text:p>
          </table:table-cell>
          <table:table-cell table:style-name="Table6.A2" office:value-type="string">
            <text:p text:style-name="P5">Allineamento </text:p>
          </table:table-cell>
          <table:table-cell table:style-name="Table6.D2" office:value-type="string">
            <text:p text:style-name="P5">Allineamento delle versioni git con quelle del Manifesto.</text:p>
          </table:table-cell>
        </table:table-row>
        <table:table-row>
          <table:table-cell table:style-name="Table6.A2" office:value-type="string">
            <text:p text:style-name="P6">0.3.3</text:p>
          </table:table-cell>
          <table:table-cell table:style-name="Table6.A2" office:value-type="string">
            <text:p text:style-name="P6">oggi</text:p>
          </table:table-cell>
          <table:table-cell table:style-name="Table6.A2" office:value-type="string">
            <text:p text:style-name="P5">Rinominato Manifesto </text:p>
          </table:table-cell>
          <table:table-cell table:style-name="Table6.D2" office:value-type="string">
            <text:p text:style-name="P5">Modificato il nome di questo documento.</text:p>
          </table:table-cell>
        </table:table-row>
      </table:table>
      <text:p text:style-name="P11"/>
      <text:p text:style-name="P11">Già da queste poche righe è possibile vedere alcuni benefici dell'approccio open-source alla speculazione <text:soft-page-break/>filosofica.</text:p>
      <text:p text:style-name="P11"/>
      <text:p text:style-name="Standard"><text:span text:style-name="T16">Nella versione 0.1.0 del C'hi++, la figura che definisco:</text:span><text:span text:style-name="T23"> Immancabile Testa di Pera</text:span><text:span text:style-name="T24"> era un elemento <text:s/>negativo, assimilabile al Diavolo o alla Discordia di Empedocle. Successivamente, però, ho capito che questa visione delle cose era la proiezione di un mio desiderio/speranza e sono passato a un modello meno giudicante, in cui i due Enti che generano l'Universo non sono in contrapposizione, ma cooperano in maniera simile allo Yin e allo Yang del Tao o a Prakṛti e Puruṣa dell'Induismo.</text:span></text:p>
      <text:p text:style-name="P22"/>
      <text:p text:style-name="Standard"><text:span text:style-name="T24">Questa modifica, per quanto radicale, non ha avuto nessuna ripercussione negativa sul resto del modello teorico, che si </text:span><text:span text:style-name="T23">sapeva</text:span><text:span text:style-name="T24"> fallace in quanto ancora in fase evolutiva (</text:span><text:span text:style-name="T7">major version</text:span><text:span text:style-name="T24"> 0); anzi: lo ha reso più robusto perché ha premesso di trovare delle affinità con altre religioni.</text:span></text:p>
      <text:p text:style-name="Standard"><text:span text:style-name="T24">Al contrario, se si fosse applicata la stessa modifica al Cattolicesimo, "riabilitando" la figura del Diavolo, le cose non sarebbero andate altrettanto bene perché, se il Diavolo non fosse cattivo, non solo dovremmo mettere in discussione la veridicità di moltissimi passi della Bibbia - che non può essere messa in discussione perché è la Parola di Dio -, ma priveremmo la Chiesa della sua funzione primaria che è quella di salvare le anime, appunto, dal Maligno.</text:span></text:p>
      <text:p text:style-name="Standard"><text:span text:style-name="T24"/></text:p>
      <text:h text:style-name="Heading_20_2" text:outline-level="2"><text:span text:style-name="T24">Release/0.1.1</text:span></text:h>
      <text:p text:style-name="Standard"><text:span text:style-name="T24">A Giugno del 2007 redassi un documento dal titolo: </text:span><text:span text:style-name="T23">Sostiene Aristotele</text:span><text:span text:style-name="T24"> che possiamo considerare la versione 0.1.1 del C'hi++.</text:span></text:p>
      <text:p text:style-name="Standard"><text:span text:style-name="T24">Lo riporto di seguito, senza modifiche al testo originale anche se molte delle affermazioni che facevo sono ormai superate.</text:span></text:p>
      <text:p text:style-name="Standard"/>
      <text:p text:style-name="Aristotele">Sostiene Aristotele (e per fortuna lo sostiene nella sesta pagina de: “La metafisica”, ché se l’avesse sostenuto, che so, a pagina quattrocentosettantadue, chissà se l’avrei mai saputo) che la ricerca della conoscenza, “deve in qualche modo portarci a uno stato contrario a quello nel quale si dà inizio alle ricerche”. </text:p>
      <text:p text:style-name="Aristotele">Ci si meraviglia di qualcosa, se ne indagano le cause e, una volta che le si è scoperte, ciò che prima meravigliava appare come qualcosa di inevitabile.</text:p>
      <text:p text:style-name="Aristotele">L’oggetto di studio, nel caso specifico, è l’Universo.</text:p>
      <text:p text:style-name="Aristotele">Dopo anni di ragionamenti, di letture balzane e di teorie ancora più balzane, sono riuscito a formulare una visione delle cose (mi spiace, ma mi rifiuto di scrivere Weltanschauung) che sembra funzionare piuttosto bene e che, soprattutto, è del tutto indipendente dall’esistenza di una o più Divinità.</text:p>
      <text:p text:style-name="Aristotele">Perché io ci credo davvero che Dio è la compattificazione di Alexandroff dell’Universo, ovvero un elemento soprannaturale che si introduce nelle “spiegazioni” quando non si sa come rendere conto di qualcosa.</text:p>
      <text:p text:style-name="Aristotele">Sfortunatamente però, rattoppare una cosmogonia zoppicante introducendo il concetto di Dio, porta inevitabilmente a dei paradossi, tipo: se Dio è buono, perché permette il male? Che Dio è, uno che prima mi dice di non ammazzare e poi fa morire di fame o di sete o di stenti centinaia di bambini ogni giorno?</text:p>
      <text:p text:style-name="Aristotele">Le cose sono due: o il male esiste perché Dio non può evitarlo (e allora perché diciamo che è onnipotente?); oppure il male esiste perché Dio non vuole evitarlo (e allora perché diciamo che è buono?).</text:p>
      <text:p text:style-name="Aristotele">Ci sono risposte canoniche a queste domande, ma possono soddisfare giusto l’ascoltatore medio di Radio Maria, io cercavo qualcosa di meglio.</text:p>
      <text:p text:style-name="Aristotele">Inoltre, la maggior parte delle religioni richiedono una certa dose di fede in qualche luogo (Paradiso) o condizione (Nirvana) soprannaturale e inconoscibile fino al momento successivo alla morte, e questo mi suonava un po’ di fregatura.</text:p>
      <text:p text:style-name="Aristotele">Mi sono chiesto allora se sarebbe stato possibile dare una spiegazione dell’Universo senza introdurre elementi esterni a quelli che conosciamo.</text:p>
      <text:p text:style-name="Aristotele">In altre parole, se era possibile creare una metafisica senza elementi metafisici.</text:p>
      <text:p text:style-name="Aristotele"><text:soft-page-break/>Era possibile.</text:p>
      <text:p text:style-name="Aristotele"/>
      <text:p text:style-name="Aristotele">Sostiene Aristotele (sempre nelle prime pagine, per fortuna) che le scienze più rigorose sono quelle che richiedono il numero minore di premesse.</text:p>
      <text:p text:style-name="Aristotele">La cosa mi conforta, perché la mia ipotesi richiede solo tre premesse per funzionare a livello “base” e quattro per una visione un po’ più appetibile delle cose.</text:p>
      <text:p text:style-name="Aristotele">I tre dogmi principali della mia “religione” sono:</text:p>
      <text:p text:style-name="Aristotele"/>
      <text:p text:style-name="Aristotele">1. le cose possono esistere</text:p>
      <text:p text:style-name="Aristotele">2. l’Universo si espande</text:p>
      <text:p text:style-name="Aristotele">3. se lasci andare un peso, quello ti finisce su un piede</text:p>
      <text:p text:style-name="Aristotele"/>
      <text:p text:style-name="Aristotele">Del quarto dogma parleremo dopo, per ora concentriamoci su questi tre:</text:p>
      <text:p text:style-name="P31"/>
      <text:p text:style-name="Aristotele">Dogma numero uno: le cose possono esistere.</text:p>
      <text:p text:style-name="Aristotele">Questo è stato il dogma più facile da formulare, ma è fondamentale, perché se le cose non potessero esistere, tutto il resto non avrebbe senso.</text:p>
      <text:p text:style-name="Aristotele"/>
      <text:p text:style-name="Aristotele">Dogma numero due: l’Universo si espande.</text:p>
      <text:p text:style-name="Aristotele">Questo dogma, se non me l’avessero detto, non l’avrei mai potuto sapere, ma va bene lo stesso.</text:p>
      <text:p text:style-name="Aristotele">Allo stato attuale delle nostre conoscenze, tutto lascia supporre che l’Universo fosse, inizialmente, un’unica cosa che, per ragioni non ancora definite(l’altro giorno, leggevo che il termine d<text:span text:style-name="T3">iavolo</text:span> deriva dal greco <text:span text:style-name="T3">di</text:span><text:span text:style-name="T5">á</text:span><text:span text:style-name="T3">bolos</text:span>, che vuol dire: “colui che divide”), è scoppiata disseminando i suoi pezzi in ogni dove.I pezzi si sono raggrumati in stelle e pianeti, permettendoci quindi di formulare il...</text:p>
      <text:p text:style-name="Aristotele"/>
      <text:p text:style-name="Aristotele">Dogma numero tre: se lasci andare un peso, quello ti finisce su un piede.</text:p>
      <text:p text:style-name="Aristotele">Qui ho un po’ barato, buttandola in caciara, perché questo, dei tre dogmi, è quello meno comprovabile.</text:p>
      <text:p text:style-name="Aristotele">O meglio, a livello locale (che è appunto quello da me utilizzato nella formulazione), è innegabile il fatto che tutto ciò che ci circonda sia sottoposto alla forza di gravità (se lo lasci andare, il martello ti cade sul piede e anche la Terra, o prima o poi, “cadrà” sul Sole), mentre è solo possibile che le diverse parti dell’Universo potranno, o prima o poi, subire l’attrazione l’una dell’altra e ricompattarsi in un Uno.</text:p>
      <text:p text:style-name="Aristotele">Poe, in “Eureka”, dice un sacco di fregnacce, ma sostiene una teoria affascinante, ovvero che la forza di gravità non sia altro che la tendenza innata (e metafisica) degli atomi a ritornare all’Uno.</text:p>
      <text:p text:style-name="Aristotele">Io lo cito perché l’idea è molto elegante, ma, per quelli che sono i miei scopi, mi limito qui a dare per buona, anche in assenza di prove a suffragio, la tesi secondo cui l’Universo prima o poi collasserà nell’Uno Primigenio.</text:p>
      <text:p text:style-name="Aristotele">Riassumendo, se affermo che l’Universo esiste, inizialmente era Uno, adesso si sta espandendo, ma poi tornerà a essere Uno, credo che l’unica cosa che mi si può contestare è quel: “tornerà” in vece di: “potrebbe tornare”.</text:p>
      <text:p text:style-name="Aristotele">Bene.</text:p>
      <text:p text:style-name="Aristotele"/>
      <text:p text:style-name="Aristotele">Una volta che l’Universo sarà nuovamente collassato nell’Uno, i casi saranno due: resterà Uno per il resto del Tempo oppure esploderà di nuovo, dando vita a un nuovo Universo.</text:p>
      <text:p text:style-name="Aristotele">La prima ipotesi è perfettamente lecita, ma è noiosa e contrasta con la tendenza generale delle cose ad avvenire per cicli (le stagioni, per esempio), quindi ce ne disinteresseremo, chiedendoci invece cosa potrebbe succedere se si verificasse un nuovo Big Bang.</text:p>
      <text:p text:style-name="Aristotele">Anche qui, le ipotesi sono due.</text:p>
      <text:p text:style-name="Aristotele">Una è: potrebbe essere che un Big Bang avvenga solo in determinate <text:soft-page-break/>condizioni e che quelle condizioni portino necessariamente a un Universo identico a quello come noi lo conosciamo adesso; quindi, se l’Uno esploderà di nuovo, ricomincerà tutto da capo.</text:p>
      <text:p text:style-name="Aristotele">La seconda ipotesi è che ogni Big Bang avviene in circostanze e con modalità specifiche e quindi, se l’Uno esploderà di nuovo, nascerà un nuovo Universo, che potrà avere pochi o nessun punto di contatto con quello corrente.</text:p>
      <text:p text:style-name="Aristotele">La prima ipotesi è possibile, ma poco probabile, quindi diamo per scontato che sia la seconda, quella corretta; tanto non cambia niente, perché il tempo che noi abbiamo a disposizione per far esplodere e implodere l’Universo è infinito e per quanto bassa possa essere la probabilità che si verifichino due esplosioni uguali, in un lasso di tempo infinito è <text:s/>impossibile che la cosa prima o poi non avvenga.</text:p>
      <text:p text:style-name="Aristotele">In base allo stesso principio, dato per scontato che - o prima o poi - questo Universo tornerà a manifestarsi, è lecito pensare, non per fede, ma in base a un banale calcolo probabilistico, che anche ciò che c’è in esso possa o prima o poi tornare a essere. Noi compresi.</text:p>
      <text:p text:style-name="Aristotele">Magari non la prima volta che questo Universo si ripeterà, magari non la seconda, ma se la sequenza esplosione/collasso andrà avanti per sempre, è lecito pensare che in uno dei cicli futuri noi compariremo di nuovo su questa Terra.</text:p>
      <text:p text:style-name="Aristotele">Anzi, estendendo retroattivamente gli stessi principi è altrettanto lecito pensare che questa non sia la prima volta che noi siamo qui a dire le nostre battute: per quello che ne possiamo sapere, questa potrebbe essere una commedia che ha avuto più repliche di <text:span text:style-name="T7">Cats</text:span> e di <text:span text:style-name="T7">The Rocky Horror Picture Show</text:span> messi insieme...</text:p>
      <text:p text:style-name="Aristotele"/>
      <text:p text:style-name="Aristotele">Ma chi siamo, “noi”?</text:p>
      <text:p text:style-name="Aristotele">Mi piacerebbe pensare che esiste qualcosa di bizzarro come l’anima, ma come ho detto, questa è una cosmogonia che prescinde da elementi metafisici e quindi ne dovrò fare a meno.</text:p>
      <text:p text:style-name="Aristotele">L’idea è che l’anima non esiste e che ciò che noi chiamiamo “anima” altro non sia che una particolare conformazione del circuito sinaptico del cervello.</text:p>
      <text:p text:style-name="Aristotele">In altre parole, l’anima è il modo in cui i neuroni del nostro cervello sono collegati gli uni agli altri.</text:p>
      <text:p text:style-name="Aristotele">D’altro canto, se non fosse così, se esistesse davvero un’anima che determina il nostro modo di comportarci, non si spiegherebbero gli effetti dell’elettroshock o della lobotomia...</text:p>
      <text:p text:style-name="Aristotele">Attenzione, però: dire che l’anima non esiste è pericoloso, perché (semplifico) se l’anima non c’è, allora non posso andare all’Inferno e se non rischio di andare all’Inferno, chi me lo fa fare di comportarmi bene, facendomi un culo così tutta la vita per due soldi? Se davvero l’anima non c’è, mi metto a spacciare droga o a peculare sulle commesse statali e faccio la bella vita.</text:p>
      <text:p text:style-name="Aristotele">È questo che ha fatto la fortuna della Chiesa Cattolica: sostenendo l’esistenza dell’anima e propugnando un sistema che prevedeva una pena eterna per peccati risibili, ha prodotto duemila anni di pigoristica accettazione delle iniquità dei potenti ai danni dei deboli (ari-semplifico, i dettagli in: Chi++).</text:p>
      <text:p text:style-name="Aristotele">Ma, se le cose stanno come penso io, il fatto che l’anima non esista non ci autorizza a fare il porco comodo nostro, anzi...</text:p>
      <text:p text:style-name="Aristotele">Se davvero siamo tutti degli epifenomeni, possiamo manifestarci ora qui ora lì, a seconda dei casi e se io oggi (in questo ciclo dell’Universo) mi manifesto all’interno di Raimondo Canaro, evasore fiscale e filosofo d’accatto, un domani (in un altro ciclo di questa particolare specie di Universo) potrei manifestarmi in Pierluigi Mancuso, ufficiale della Guardia di Finanza.</text:p>
      <text:p text:style-name="Aristotele">Similmente, se io oggi (sempre nel senso di: in questo ciclo dell’Universo) mi metto a spacciare droga fregandomene delle persone che ammazzo e delle famiglie che rovino, domani (sempre nel senso...), potrei benissimo ritrovarmi in uno di quei drogati o di quei familiari e subirei le conseguenze delle mie stesse azioni.</text:p>
      <text:p text:style-name="Aristotele">È quindi decisamente meglio che io mi comporti bene e che cerchi, per <text:soft-page-break/>quanto mi è possibile, di convincere anche gli altri a comportarsi bene.</text:p>
      <text:p text:style-name="Aristotele">Ora, il concetto di “bene”, a prescindere da una Divinità e da un corpo di regole predefinito non è che funzioni granché (come dimostra, senza volerlo, il libro <text:span text:style-name="T4">Un’etica senza Dio di Lecaldano</text:span>), ma nel nostro caso possiamo definire “bene” quel comportamento che non lede, almeno intenzionalmente, nessuno.</text:p>
      <text:p text:style-name="Aristotele">È la differenza, drastica, che passa fra l’agire male e l’agire per il male.</text:p>
      <text:p text:style-name="Aristotele">(Anche qui, devo semplificare, ma ho delle dimostrazioni per tutte queste affermazioni...)</text:p>
      <text:p text:style-name="Aristotele">C’è una frase bellissima in un libro sulla vita dello spadaccino Myamoto Musashi: </text:p>
      <text:p text:style-name="Aristotele"/>
      <text:p text:style-name="P29">Non bisogna interferire nel funzionamento dell’Universo, </text:p>
      <text:p text:style-name="P29">ma prima è necessario capire quale sia, </text:p>
      <text:p text:style-name="P29">il funzionamento dell’Universo</text:p>
      <text:p text:style-name="Aristotele"/>
      <text:p text:style-name="Aristotele">Che somiglia molto a una frase di Jacopone da Todi:</text:p>
      <text:p text:style-name="Aristotele"/>
      <text:p text:style-name="P29">Prima devi sape' perché stai ar monno </text:p>
      <text:p text:style-name="P29">quanno sai er perché </text:p>
      <text:p text:style-name="P29">te devi impara' a stacce </text:p>
      <text:p text:style-name="Aristotele"/>
      <text:p text:style-name="Aristotele">È (la prima frase) una forma estesa del <text:span text:style-name="T4">Wu Wei</text:span> taoista, ma come possiamo capire se stiamo interferendo nel funzionamento dell’Universo?</text:p>
      <text:p text:style-name="Aristotele">È facile: se stiamo agendo in risposta a un’esigenza esterna alla nostra persona, è probabile che siamo sulla strada giusta; se stiamo agendo per soddisfare una nostra personalissima esigenza, è probabile che siamo sulla strada sbagliata. Un po’ la differenza che passa fra lo sparare a un alce per mangiarselo e sparargli per appendersi in casa la sua testa.</text:p>
      <text:p text:style-name="Aristotele">Ciascuno di noi è perfettamente in grado di capire se si sta comportando bene oppure male: deve solo chiederselo e darsi una risposta sincera.</text:p>
      <text:p text:style-name="Aristotele">Qualche volta non serve nemmeno chiederselo.</text:p>
      <text:p text:style-name="Aristotele">Ed è qui che entra in gioco il quarto dogma.</text:p>
      <text:p text:style-name="Aristotele"/>
      <text:p text:style-name="Aristotele">Il quarto dogma si discosta dai tre dogmi principali perché è l’unico che richiede una certa dose di fede.</text:p>
      <text:p text:style-name="Aristotele">Il quarto dogma si discosta anche dai dogmi ordinari, perché invece di imporre in maniera ricattatoria un’affermazione che sarebbe altrimenti piuttosto difficile da credere - Dio è uno e trino, la Madonna era vergine, il Papa è infallibile ecc. - prova a rendere coerenti (all’interno del sistema, ovviamente) dei fatti che non lo sono. Faccio degli esempi:</text:p>
      <text:p text:style-name="Aristotele"/>
      <text:p text:style-name="Aristotele">- “<text:span text:style-name="T6">how does a duck knows what direction South is?”</text:span>, come diceva la canzone dei <text:span text:style-name="T7">Crash Test Dummies</text:span>;</text:p>
      <text:p text:style-name="Aristotele">- perché, alle volte, agiamo come se sapessimo cosa sta per succedere?</text:p>
      <text:p text:style-name="Aristotele">- perché, il 24 dicembre del 2004 io, prima di uscire a ubriacarmi con mio fratello, per celebrare l’anniversario della morte del nostro cane, mi sono vestito da bravo ragazzo, con il cardigan e il loden?</text:p>
      <text:p text:style-name="Aristotele"/>
      <text:p text:style-name="Aristotele">In parole povere: cos’è quello che comunemente chiamiamo: “istinto” e che Jung, se non ho capito male (probabile) definisce: “inconscio collettivo”? Non ho una risposta certa a questa domanda, ma solo un’ipotesi: <text:span text:style-name="T4">Post-it</text:span>.</text:p>
      <text:p text:style-name="Aristotele">Promemoria che noi, nel corso delle nostre precedenti esistenze, abbiamo appiccicato da qualche parte, per ricordarci di fare o di non fare qualcosa.</text:p>
      <text:p text:style-name="Aristotele">Una sorta di memoria persistente, esterna, o comunque non soggetta ai cicli di rinascita dell’Universo.</text:p>
      <text:p text:style-name="Aristotele"><text:soft-page-break/>Se l’Universo fosse un computer, potremmo pensare a tutto ciò che esiste come a un programma che “gira” in memoria e all’istinto (o all’immaginario collettivo) come a qualcosa scritto invece sul disco rigido.</text:p>
      <text:p text:style-name="Aristotele">Ogni volta che il computer viene spento, la memoria si svuota e tutto quello che conteneva si perde, mentre ciò che è scritto sul disco rigido rimane lì, in attesa della prossima “accensione”.</text:p>
      <text:p text:style-name="Aristotele">Insomma, il dogma numero quattro è: <text:span text:style-name="T4">Lo sai, perché ci sei già passato</text:span>.</text:p>
      <text:p text:style-name="Aristotele">Non vale per qualunque evento della nostra esistenza, ovviamente, ma solo per quelli importanti: quelli che, nelle nostre precedenti esistenze, hanno prodotto effetti che ci interessa o ri-produrre o evitare.</text:p>
      <text:p text:style-name="Aristotele">Non ho ancora capito come facciamo a scrivere questi promemoria, posto che esistano davvero; magari è sufficiente essere molto contenti o molto addolorati per qualcosa, ma so in che maniera possiamo leggerli: evitando di non leggerli.</text:p>
      <text:p text:style-name="Aristotele">Evitando di ignorare i segnali che riceviamo, riconoscendo ed accettando la direzione in cui ci porta la corrente anche quando non è quella in cui vorremmo o preferiremmo andare.</text:p>
      <text:p text:style-name="Aristotele">Non sto dicendo che sia facile.</text:p>
      <text:p text:style-name="Aristotele"/>
      <text:p text:style-name="Aristotele">La mia teoria ha un corollario metafisico, ma non ce la farei mai a farlo entrare tutto in queste poche pagine. È il libro che sto scrivendo.</text:p>
      <text:p text:style-name="Aristotele">Ne faccio un breve riassunto:</text:p>
      <text:p text:style-name="Aristotele"/>
      <text:p text:style-name="P29">L’Universo è il Paradiso: siamo noi, che lo utilizziamo male, trasformandolo nell'Inferno.</text:p>
      <text:p text:style-name="Aristotele"/>
      <text:p text:style-name="Aristotele">Questa visione ha il pregio di funzionare anche solo con le quattro dimensioni che conosciamo ed è perfettamente compatibile con tutte le principali religioni, oltre che con <text:span text:style-name="T8">Imagine</text:span> di John Lennon.</text:p>
      <text:p text:style-name="Aristotele"/>
      <text:p text:style-name="P30">Imagine there's no heaven<text:line-break/>It's easy if you try<text:line-break/>No hell below us<text:line-break/>Above us only sky</text:p>
      <text:p text:style-name="Aristotele"/>
      <text:p text:style-name="Aristotele">Il Paradiso e l'Inferno non sono altrove, sono solo due stati possibili dell'Universo e siamo noi, con le nostre azioni, a decidere in quale dei due vivere.</text:p>
      <text:p text:style-name="Standard"/>
      <text:p text:style-name="Standard">Ci sono </text:p>
      <text:p text:style-name="Standard"/>
      <text:h text:style-name="Heading_20_2" text:outline-level="2">Release/0.2.0</text:h>
      <text:p text:style-name="Standard"/>
      <text:p text:style-name="Standard"/>
      <text:p text:style-name="Standard"><text:span text:style-name="T24"/></text:p>
      <text:p text:style-name="Standard"><text:span text:style-name="T24"/></text:p>
      <text:p text:style-name="Standard"/>
      <text:p text:style-name="Standard"/>
      <text:p text:style-name="P22"/>
      <text:p text:style-name="P22"/>
      <text:p text:style-name="P22"/>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ill Sans" svg:font-family="'Gill Sans'"/>
    <style:font-face style:name="OpenSymbol" svg:font-family="OpenSymbol"/>
    <style:font-face style:name="Courier New" svg:font-family="'Courier New'" style:font-family-generic="modern"/>
    <style:font-face style:name=".AppleSystemUIFont" svg:font-family=".AppleSystemUIFont" style:font-family-generic="swiss"/>
    <style:font-face style:name="Gill Sans4" svg:font-family="'Gill Sans'" style:font-family-generic="swiss"/>
    <style:font-face style:name="Gill Sans3" svg:font-family="'Gill Sans'" style:font-adornments="Regular" style:font-family-generic="swiss"/>
    <style:font-face style:name="Courier New1" svg:font-family="'Courier New'" style:font-family-generic="modern" style:font-pitch="variable"/>
    <style:font-face style:name="Gill Sans2" svg:font-family="'Gill Sans'" style:font-family-generic="swiss" style:font-pitch="variable"/>
    <style:font-face style:name="Gill Sans1" svg:font-family="'Gill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Gill Sans"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Gill Sans1" fo:font-size="11pt" fo:language="it" fo:country="IT" fo:font-style="normal" style:font-style-asian="normal" style:font-style-complex="normal"/>
    </style:style>
    <style:style style:name="Heading" style:family="paragraph" style:parent-style-name="Standard" style:next-style-name="Text_20_body" style:class="text">
      <style:paragraph-properties fo:margin-top="0mm" fo:margin-bottom="0mm" fo:background-color="transparent" style:shadow="none" fo:keep-with-next="always">
        <style:tab-stops/>
        <style:background-image/>
      </style:paragraph-properties>
      <style:text-properties fo:color="#c5000b" style:font-name="Gill Sans1" fo:font-size="24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mm" fo:margin-bottom="0mm" fo:line-height="120%" style:page-number="auto" fo:background-color="#66ff00">
        <style:background-image/>
      </style:paragraph-properties>
      <style:text-properties style:use-window-font-color="true" fo:font-size="11pt"/>
    </style:style>
    <style:style style:name="List" style:family="paragraph" style:parent-style-name="Text_20_body" style:class="list">
      <style:text-properties style:font-name="Gill Sans"/>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Gill Sans"/>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20mm" fo:margin-bottom="20mm" fo:text-indent="0mm" style:auto-text-indent="false" style:page-number="auto" fo:break-before="page"/>
      <style:text-properties fo:color="#c5000b"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0mm" fo:margin-bottom="0mm" fo:text-indent="0mm" style:auto-text-indent="false"/>
      <style:text-properties fo:color="#314004"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mm" fo:margin-right="0mm" fo:margin-top="0mm" fo:margin-bottom="0mm" fo:text-indent="0mm" style:auto-text-indent="false" fo:background-color="transparent" style:shadow="none" fo:keep-with-next="always">
        <style:tab-stops/>
        <style:background-image/>
      </style:paragraph-properties>
      <style:text-properties fo:color="#314004" fo:font-size="11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left="0mm" fo:margin-right="0mm" fo:margin-top="0mm" fo:margin-bottom="0mm" fo:text-indent="0mm" style:auto-text-indent="false" style:page-number="auto" text:number-lines="false" text:line-number="0"/>
      <style:text-properties fo:font-size="14pt" fo:font-style="normal"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style:page-number="auto" text:number-lines="false" text:line-number="0">
        <style:tab-stops>
          <style:tab-stop style:position="85mm" style:type="center"/>
          <style:tab-stop style:position="170mm" style:type="right"/>
        </style:tab-stops>
      </style:paragraph-properties>
      <style:text-properties fo:color="#666666"/>
    </style:style>
    <style:style style:name="Marginalia" style:family="paragraph" style:parent-style-name="Text_20_body" style:class="text">
      <style:paragraph-properties fo:margin-left="0mm" fo:margin-right="0mm" fo:margin-top="0mm" fo:margin-bottom="0mm" fo:text-indent="0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ome_20_sito" style:display-name="Nome sito" style:family="paragraph" style:parent-style-name="Heading_20_1" style:default-outline-level="1" style:list-style-name="" style:master-page-name="">
      <style:paragraph-properties style:page-number="auto"/>
      <style:text-properties fo:color="#808080" fo:font-size="16pt" style:font-size-asian="16pt" style:font-size-complex="16pt"/>
    </style:style>
    <style:style style:name="Quotations" style:family="paragraph" style:parent-style-name="Standard" style:class="html">
      <style:paragraph-properties fo:margin-left="10mm" fo:margin-right="10mm" fo:margin-top="0mm" fo:margin-bottom="4.99mm" fo:text-indent="0mm" style:auto-text-indent="false"/>
    </style:style>
    <style:style style:name="Esempio" style:family="paragraph" style:parent-style-name="Text_20_body">
      <style:paragraph-properties fo:margin-left="4.99mm" fo:margin-right="4.99mm" fo:margin-top="0mm" fo:margin-bottom="0mm" fo:text-indent="0mm" style:auto-text-indent="false" fo:background-color="#dddddd">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color="#314004" fo:font-size="16pt" fo:font-style="normal" style:font-size-asian="14pt" style:font-style-asian="italic" style:font-size-complex="14pt" style:font-style-complex="italic"/>
    </style:style>
    <style:style style:name="Risposta" style:family="paragraph" style:parent-style-name="Standard">
      <style:paragraph-properties fo:margin-left="12.51mm" fo:margin-right="13.12mm" fo:text-indent="0mm" style:auto-text-indent="false"/>
      <style:text-properties fo:color="#111111" fo:font-style="italic" style:font-style-asian="italic" style:font-style-complex="italic"/>
    </style:style>
    <style:style style:name="Dogma" style:family="paragraph" style:parent-style-name="Standard">
      <style:text-properties fo:color="#cc9900" fo:font-size="10pt" fo:font-style="italic" fo:font-weight="bold" style:font-size-asian="10pt" style:font-style-asian="italic" style:font-weight-asian="bold" style:font-size-complex="10pt" style:font-style-complex="italic" style:font-weight-complex="bold"/>
    </style:style>
    <style:style style:name="Domanda" style:family="paragraph" style:parent-style-name="Standard" style:master-page-name="">
      <style:paragraph-properties fo:keep-together="always" style:page-number="auto"/>
      <style:text-properties fo:color="#006600" fo:font-style="italic" style:font-style-asian="italic" style:font-style-complex="italic"/>
    </style:style>
    <style:style style:name="Incluso" style:family="paragraph" style:parent-style-name="Standard">
      <style:paragraph-properties fo:margin-left="10mm" fo:margin-right="10mm" fo:text-align="justify" style:justify-single-word="false" fo:text-indent="0mm" style:auto-text-indent="false"/>
    </style:style>
    <style:style style:name="citazione" style:family="paragraph" style:parent-style-name="Incluso">
      <style:text-properties fo:font-style="italic" style:font-style-asian="italic"/>
    </style:style>
    <style:style style:name="Aristotele" style:family="paragraph" style:parent-style-name="Standard">
      <style:paragraph-properties fo:margin-left="10mm" fo:margin-right="10mm" fo:text-indent="0mm" style:auto-text-indent="false" fo:background-color="#eeeeee">
        <style:background-image/>
      </style:paragraph-properties>
      <style:text-properties style:font-name="Courier New1" fo:font-size="10pt" fo:font-weight="normal" style:font-size-asian="10pt" style:font-weight-asian="normal" style:font-size-complex="10pt"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5.1mm" fo:margin-left="5.1m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3.7mm" fo:margin-left="3.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mm"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mm"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text:list-tab-stop-position="82.55mm"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mm"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mm"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5.01mm" fo:text-indent="-5.01mm" fo:margin-left="5.01mm"/>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3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3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3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fo:color="#666666"/>
    </style:style>
    <style:page-layout style:name="Mpm1">
      <style:page-layout-properties fo:page-width="210.01mm" fo:page-height="297mm" style:num-format="1" style:print-orientation="portrait" fo:margin-top="20mm" fo:margin-bottom="20mm" fo:margin-left="35mm" fo:margin-right="24.99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35mm" fo:margin-right="2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mirrored">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itle>C'hi++</text:title> - <text:subject>Proposta per una metafisica open-source</text:subject></text:p>
      </style:header>
      <style:footer>
        <text:p text:style-name="Footer">Revisione <text:editing-cycles>174</text:editing-cycles> - <text:modification-date style:data-style-name="N76">2 dicembre 2018</text:modification-date><text:tab/><text:tab/>Pagina <text:page-number text:select-page="current">26</text:page-number> di <text:page-count>27</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30T13:54:12</meta:creation-date>
    <meta:editing-duration>P1DT15H15M49S</meta:editing-duration>
    <meta:editing-cycles>174</meta:editing-cycles>
    <meta:generator>OpenOffice/4.1.1$Unix OpenOffice.org_project/411m6$Build-9775</meta:generator>
    <dc:title>C'hi++</dc:title>
    <dc:subject>Proposta per una metafisica open-source</dc:subject>
    <dc:date>2018-12-02T20:21:19</dc:date>
    <meta:document-statistic meta:table-count="2" meta:image-count="0" meta:object-count="0" meta:page-count="27" meta:paragraph-count="348" meta:word-count="5733" meta:character-count="35398"/>
    <meta:user-defined meta:name="Autore">R.Canaro</meta:user-defined>
    <meta:user-defined meta:name="Sito">Religiosa Intolleranza</meta:user-defined>
    <meta:template xlink:type="simple" xlink:actuate="onRequest" xlink:title="Titolo" xlink:href="../../../Documenti/Modelli/Religiosa%20Intolleranza.ott" meta:date="2015-09-30T13:54:12"/>
  </office:meta>
</office:document-meta>
</file>